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4.61433333333333cm" style:use-optimal-column-width="true"/>
    </style:style>
    <style:style style:name="co2" style:family="table-column">
      <style:table-column-properties fo:break-before="auto" style:column-width="15.4093333333333cm" style:use-optimal-column-width="true"/>
    </style:style>
    <style:style style:name="co3" style:family="table-column">
      <style:table-column-properties fo:break-before="auto" style:column-width="5.86316666666667cm"/>
    </style:style>
    <style:style style:name="co4" style:family="table-column">
      <style:table-column-properties fo:break-before="auto" style:column-width="1.86266666666667cm" style:use-optimal-column-width="true"/>
    </style:style>
    <style:style style:name="co5" style:family="table-column">
      <style:table-column-properties fo:break-before="auto" style:column-width="10.9855cm" style:use-optimal-column-width="true"/>
    </style:style>
    <style:style style:name="co6"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arocco_a_Milan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1">
            <text:p>Entity</text:p>
          </table:table-cell>
          <table:table-cell office:value-type="string" table:style-name="ce1">
            <text:p>Location</text:p>
          </table:table-cell>
          <table:table-cell office:value-type="string" table:style-name="ce1">
            <text:p>Snippet</text:p>
          </table:table-cell>
          <table:table-cell office:value-type="string" table:style-name="ce1">
            <text:p>TARGET</text:p>
          </table:table-cell>
          <table:table-cell office:value-type="string" table:style-name="ce1">
            <text:p>Commento</text:p>
          </table:table-cell>
          <table:table-cell table:number-columns-repeated="16379"/>
        </table:table-row>
        <table:table-row table:style-name="ro1">
          <table:table-cell office:value-type="string" table:style-name="ce1">
            <text:p>abbazia di Chiaravalle</text:p>
          </table:table-cell>
          <table:table-cell office:value-type="string" table:style-name="ce1">
            <text:p>Abbazia di Chiaravalle, 4351_14933, Chiaravalle, Municipio 5, Chiaravalle, Milano, Lombardia, 202138, Italia</text:p>
          </table:table-cell>
          <table:table-cell office:value-type="string" table:style-name="ce1">
            <text:p>Nella navata sinistra è un Cristo appare a San Gerolamo che traduce le Sacre Scritture del Legnanino, Madonna e i Santi Pietro e Antonio di Camillo Procaccini e una Trasfigurazione di Giulio Cesare Procaccini. Si segnalano infine alcuni rimaneggiamenti di Gerolamo Quadrio nella chiesa di Santa Maria del Carmine tra il 1673 e il 1676 e il coro in noce di Carlo Garavaglia del 1645 in cui sono raffigurati Episodi della vita di san Bernardo all'abbazia di Chiaravalle. <text:s/>Architetture civili Benché la seconda metà del Seicento milanese veda un crescente interesse di architetture civili rispetto alla prima metà del secolo, il predominio dell'arte religiosa non venne meno, specie considerando che molti palazzi ebbero comunque una committenza religiosa.</text:p>
          </table:table-cell>
          <table:table-cell office:value-type="string" table:style-name="ce1">
            <text:p>Si</text:p>
          </table:table-cell>
          <table:table-cell table:number-columns-repeated="16380" table:style-name="ce1"/>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text:s/>L'interno della chiesa, definito come un "museo delle arti figurative del Seicento lombardo", presenta una navata completamente affrescata ad opera di diversi artisti secondo il tema di alcuni episodi biblici; l'affresco della cupola rappresenta la Gloria di tutti i santi (1696) e fu realizzato da Filippo Abbiati e Federico Bianchi, così come l'abside e il presbiterio, affrescati a tema di Episodi della vita di sant'Alessandro. Tutte e quattro le cappelle sono fittamente affrescate e decorate, tra cui si segnalano la tele dell'Assunzione di Maria e la pala Navità di Camillo Procaccini, e gli affreschi degli Angeli dei Fiammenghini, l'Adorazione dei magi del Moncalvo e infine la Decollazione del Battista su tela di Daniele Crespi.</text:p>
          </table:table-cell>
          <table:table-cell office:value-type="string" table:style-name="ce1">
            <text:p>No</text:p>
          </table:table-cell>
          <table:table-cell table:number-columns-repeated="16380" table:style-name="ce1"/>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Ai lati della navata sono presenti le cappelle: la cappella di S. Andrea Avellino ospita la pala d'altare dello Svenimento del Beato Andrea Avellino di Francesco Cairo ed è affrescata da Ercole Procaccini il Giovane e Filippo Abbiati; sempre a destra, la cappella della Vergine del Suffragio realizzata da Carlo Buzzi ospita il gruppo scultoreo del Cristo Morto di Giuseppe Rusnati.</text:p>
          </table:table-cell>
          <table:table-cell table:number-columns-repeated="16381" table:style-name="ce1"/>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A molti anni dai pittori pestanti si ha una piccola ripresa della tradizione pittorica dei Borromeo; in particolare si aggiungono alla già vasta opera dei Quadroni di San Carlo i lavori di Giorgio Bonola e Andrea Lanzani, che prediligono un orientamento più classicista, e di Filippo Abbiati, dallo stile dichiaratamente barocco, a cui si aggiungono più tardi i lavori di Giacomo Parravicini: l'Abbiati e il Lanzani continueranno questa dualità tra classicismo e barocco anche nei primi anni del Settecento.</text:p>
          </table:table-cell>
          <table:table-cell table:number-columns-repeated="16381" table:style-name="ce1"/>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in particolare si aggiungono alla già vasta opera dei Quadroni di San Carlo i lavori di Giorgio Bonola e Andrea Lanzani, che prediligono un orientamento più classicista, e di Filippo Abbiati, dallo stile dichiaratamente barocco, a cui si aggiungono più tardi i lavori di Giacomo Parravicini: l'Abbiati e il Lanzani continueranno questa dualità tra classicismo e barocco anche nei primi anni del Settecento. È da notare come molti degli artisti appena citati furono già in contatto per la commissione del ciclo della vita di San Rocco per la chiesa di San Rocco a Miasino, dove lavorarono Bonola, Abbiati, Lanzani e Giuseppe Nuvolone.</text:p>
          </table:table-cell>
          <table:table-cell table:number-columns-repeated="16381" table:style-name="ce1"/>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l'Abbiati e il Lanzani continueranno questa dualità tra classicismo e barocco anche nei primi anni del Settecento. È da notare come molti degli artisti appena citati furono già in contatto per la commissione del ciclo della vita di San Rocco per la chiesa di San Rocco a Miasino, dove lavorarono Bonola, Abbiati, Lanzani e Giuseppe Nuvolone. Negli ultimissimi anni del Seicento si osserva il primo operato di Stefano Legnani, detto il Legnanino e Sebastiano Ricci:</text:p>
          </table:table-cell>
          <table:table-cell table:number-columns-repeated="16381" table:style-name="ce1"/>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text:s/>Pittura La pittura settecentesca milanese di inizio secolo mostra forti segnali di continuità con l'esperienza artistica di fine Seicento, i protagonisti dei primi anni infatti fecero i primi passi alla fine del Seicento per concludere la loro attività il primo decennio del Settecento. Tra i nomi più importanti a cavallo dei due secoli Andrea Lanzani, in realtà molto attivo in tutta la Lombardia occidentale e a Vienna, può essere citato come il più illustre protagonista della corrente classicista milanese e lombarda assieme al Legnanino che però verrà più influenzato dalla scuola barocca genovese, mentre ad essi si contrappongono con un'esperienza più marcatamente tardo barocca Filippo Abbiati e Paolo Pagani con una pittura influenzata da scuola veneta e lombarda. Deve essere considerata a sé stante l'esperienza milanese di Sebastiano Ricci, dove poté incontrare e confrontarsi con Alessandro Magnasco:</text:p>
          </table:table-cell>
          <table:table-cell table:number-columns-repeated="16381" table:style-name="ce1"/>
        </table:table-row>
        <table:table-row table:style-name="ro1">
          <table:table-cell office:value-type="string" table:style-name="ce1">
            <text:p>Abbiati</text:p>
          </table:table-cell>
          <table:table-cell office:value-type="string" table:style-name="ce1">
            <text:p>Via Filippo Abbiati, Selinunte, Municipio 7, Milano, Lombardia, 20148, Italia</text:p>
          </table:table-cell>
          <table:table-cell office:value-type="string" table:style-name="ce1">
            <text:p>dall'esperienza del Ceruti, trarrà insegnamento Francesco Londonio, che può essere definito l'ultimo pittore di rilievo dell'esperienza tardobarocca milanese. In ultimo è da ricordare la tradizione della galleria dei benefattori dell'ospedale maggiore di Milano, che dopo aver accompagnato tutta la nascita del barocco milanese, accompagnò anche la sua conclusione, raggiungendo probabilmente il suo apice nei primi vent'anni del Settecento con le prove di Filippo Abbiati e Andrea Porta.<text:s text:c="2"/></text:p>
          </table:table-cell>
          <table:table-cell table:number-columns-repeated="16381"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text:s/>La seconda fase del barocco, che inizia indicativamente dopo i primi anni trenta del Seicento, parte dopo un breve intermezzo carico di significativi eventi: in primo luogo i principali interpreti del movimento scomparvero tra il 1625 (Giulio Cesare Procaccini) e il 1632 (il Cerano), a ciò si aggiunse la morte del cardinale Federico Borromeo, tra le maggiori figure del Seicento lombardo, e soprattutto la grande peste manzoniana, che dimezzò la popolazione della città, colpendo tra le migliaia di vittime la giovane promessa della pittura milanese Daniele Crespi, che tra l'altro porterà alla chiusura dell'Accademia Ambrosiana, fondata nel 1621 da Federico Borromeo per formare giovani artisti per la scuola milanese, in cui assunse i maggiori interpreti del primo barocco, su tutti il Cerano e Fabio Mangone, come insegnanti. La pittura nel secondo Seicento venne quindi completamente rinnovata nei suoi interpreti, vedendo l'operato dei fratelli Giuseppe e Carlo Francesco Nuvolone, Francesco Cairo, Giovan Battista Discepoli e altri;</text:p>
          </table:table-cell>
          <table:table-cell office:value-type="string" table:style-name="ce1">
            <text:p>No</text:p>
          </table:table-cell>
          <table:table-cell office:value-type="string" table:style-name="ce1">
            <text:p>Indirizzo errato</text:p>
          </table:table-cell>
          <table:table-cell table:number-columns-repeated="16379"/>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La pittura nel secondo Seicento venne quindi completamente rinnovata nei suoi interpreti, vedendo l'operato dei fratelli Giuseppe e Carlo Francesco Nuvolone, Francesco Cairo, Giovan Battista Discepoli e altri; in questo caso giocarono un ruolo fondamentale sia l'ormai chiusa Accademia Ambrosiana, che diede prima una certa continuità nello stile per poi riaprire alcuni anni, sia l'operato in alcuni cantieri di artisti provenienti dal resto d'Italia di scuola emiliana, genovese e veneta. L'architettura, con la scomparsa di Fabio Magone, vede l'operato di Francesco Richini, che restò quasi senza rivali nella sua produzione milanese, affiancato da interpreti minori come Gerolamo Quadrio e Carlo Buzzi.</text:p>
          </table:table-cell>
          <table:table-cell table:number-columns-repeated="16381"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Grazie a quest'ultimo fatto, le realizzazioni di questo periodo ruppero completamente con le influenze manieristiche, per avvicinarsi ad un'esperienza marcatamente barocca, con influenze dalla scuola emiliana, genovese e romana. L'ultimo quarto di secolo vide l'apertura della seconda Accademia Ambrosiana riaperta nel 1669 sotto la direzione di Antonio Busca, allievo di Carlo Francesco Nuvolone, e Dionigi Bussola, che assieme alla neonata Accademia milanese di San Luca, legata all'omonima accademia romana, contribuì al ritorno di una corrente classicista legata alla scuola bolognese e romana. Il Settecento rappresenta l'ultima fase barocca;</text:p>
          </table:table-cell>
          <table:table-cell table:number-columns-repeated="16381"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Per il particolare periodo, in cui l'eredità di Carlo Borromeo era ancora forte e in cui gli interessi del governo spagnolo vertevano su aspetti più militari e strategici, l'arte e l'architettura religiosa guidano la transizione verso il nuovo gusto barocco. <text:s/>L'Ambrosiana Federico Borromeo fu uno dei principali promotori della cultura e dell'arte lombarda negli anni del suo cardinalato: molto influì in questo senso la formazione romana del cardinale, durante la quale ebbe modo di venire in contatto con i migliori artisti dell'epoca, diventando grande appassionato d'arte e collezionista.</text:p>
          </table:table-cell>
          <table:table-cell table:number-columns-repeated="16381"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I lavori per il complesso cominciarono nel 1603: dopo aver acquistato e demolito un caseggiato nella zona di piazza San Sepolcro, i progetti del palazzo dell'Ambrosiana furono assegnati all'architetto Lelio Buzzi, che fece partire i lavori direttamente l'anno stesso; i lavori, che si protrassero tra varie modifiche fino al 1630, passarono di mano ad Alessandro Tesauro e infine a Fabio Mangone.</text:p>
          </table:table-cell>
          <table:table-cell table:number-columns-repeated="16381"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fu una delle prime biblioteche pubbliche in Europa, e all'attività di biblioteca fu affiancata una stamperia e una scuola per lo studio di lingue classiche e di lingue orientali; questo fu il primo passo per la creazione del vasto polo culturale e museale dell'Ambrosiana. La seconda struttura a fare la sua comparsa fu il Museo Ambrosiano, precursore dell'attuale Pinacoteca Ambrosiana, nel 1618, creato a partire dalla collezione privata di quadri, stampe, sculture e disegni di vario tipo del cardinale Borromeo:</text:p>
          </table:table-cell>
          <table:table-cell table:number-columns-repeated="16381"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questo fu il primo passo per la creazione del vasto polo culturale e museale dell'Ambrosiana. La seconda struttura a fare la sua comparsa fu il Museo Ambrosiano, precursore dell'attuale Pinacoteca Ambrosiana, nel 1618, creato a partire dalla collezione privata di quadri, stampe, sculture e disegni di vario tipo del cardinale Borromeo: la collezione iniziale comprendeva 172 opere, di cui quasi la metà aveva come soggetto storie della tradizione cristiana o temi devozionali.</text:p>
          </table:table-cell>
          <table:table-cell table:number-columns-repeated="16381"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Attualmente di proprietà della pinacoteca, dell'epoca trattata si può citare la vasta collezione di pittura seicentesca lombarda, che comprende tele di Giulio Cesare Procaccini, Giuseppe Vermiglio, il Morazzone e Carlo Francesco Nuvolone, e la sezione di pittura fiamminga con opere di Paul Brill e Jan Brueghel il Vecchio. Terza ed ultima istituzione a fare la sua comparsa fu l'Accademia Ambrosiana nel 1620, una scuola di Belle Arti per la formazione di giovani artisti: benché ultima, era delle tre la più importante, infatti la biblioteca e la pinacoteca erano state realizzate per essere fruibili in particolar modo ai suoi allievi.</text:p>
          </table:table-cell>
          <table:table-cell table:number-columns-repeated="16381"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text:s/>La tarda fondazione dell'accademia è dovuta al fatto che nei primi anni del Seicento era già attiva a Milano l'Accademia dell'Aurora del pittore Giovanni Battista Galliani, che tuttavia chiuse nel 1611 per via di uno scandalo a cui era legato il pittore; al che il cardinale Borromeo, dopo aver acquistato lo spazio necessario per ampliare il palazzo dell'Ambrosiana, iniziò ad applicarsi per la creazione della nuova accademia, studiando i regolamenti e i programmi delle migliori scuole di belle arti dell'epoca, tra cui l'Accademia dei Carracci a Bologna, l'Accademia del Disegno di Firenze e la romana Accademia di San Luca. A fondazione avvenuta, programma abituale degli studenti era riprodurre, supervisionati dai maestri, parti di opere di vario tema a partire da dipinti, disegni e sculture originali con diversi tipi di tecniche e materiali:</text:p>
          </table:table-cell>
          <table:table-cell table:number-columns-repeated="16381"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text:s/>Pittura Il secondo Seicento, spariti i principali interpreti dei pittori "pestanti" del primo Seicento lombardo, raccoglie l'eredità di questi ultimi, superando definitivamente i legami con il manierismo che potevano essere trovati in alcune delle opere degli artisti federiciani: gran parte degli artisti di questo periodo furono infatti allievi all'Accademia Ambrosiana o si formarono presso le botteghe dei maestri del primo Seicento lombardo. A segnare il punto di rottura è Carlo Francesco Nuvolone, maggiore dei due fratelli e allievo del Cerano, che mostra nel suo stile il dinamismo tipico dell'arte barocca, di cui si ricordano gli affreschi nella chiesa di Sant'Angelo di Milano;</text:p>
          </table:table-cell>
          <table:table-cell table:number-columns-repeated="16381" table:style-name="ce1"/>
        </table:table-row>
        <table:table-row table:style-name="ro1">
          <table:table-cell office:value-type="string" table:style-name="ce1">
            <text:p>Ambrosiana</text:p>
          </table:table-cell>
          <table:table-cell office:value-type="string" table:style-name="ce1">
            <text:p>Ambrosiana, 22, Via Plinio, Buenos Aires - Venezia, Municipio 3, Milano, Lombardia, 20100, Italia</text:p>
          </table:table-cell>
          <table:table-cell office:value-type="string" table:style-name="ce1">
            <text:p><text:s/>Morti Carlo Francesco Nuvolone o il Cairo, e grazie all'influenza del neoeletto papa Clemente IX e i suoi rapporti con l'arcivescovo Alfonso Litta, l'arte lombarda vede un avvicinamento con quella romana verso un gusto più marcatamente barocco, ciò contribuisce a portare a Milano artisti romani come Salvator Rosa e Pier Francesco Mola, mentre vengono nuovamente favoriti i viaggi di giovani artisti presso Roma, tra cui quelli di Giovanni Ghisolfi e Antonio Busca, da cui scaturisce un nuovo aggiornamento dell'ambiente artistico milanese; non a caso fu assegnata in seguito ad Antonio Busca la cattedra dell'Accademia Ambrosiana. Con quest'ultimo si delineano due correnti destinate a sopravvivere anche nel Settecento, ovvero una corrente più classicista proprio del Busca, contrapposta ad uno stile più esuberante e fantasioso della maturazione di Giuseppe Nuvolone, trasportando nella città ambrosiana quella stessa controversia tra i due stili dell'ambiente romano.</text:p>
          </table:table-cell>
          <table:table-cell table:number-columns-repeated="16381" table:style-name="ce1"/>
        </table:table-row>
        <table:table-row table:style-name="ro1">
          <table:table-cell office:value-type="string" table:style-name="ce1">
            <text:p>Barnabiti</text:p>
          </table:table-cell>
          <table:table-cell office:value-type="string" table:style-name="ce1">
            <text:p>Via dei Barnabiti, Cernusco sul Naviglio, Milano, Lombardia, 20063, Italia</text:p>
          </table:table-cell>
          <table:table-cell office:value-type="string" table:style-name="ce1">
            <text:p>costituito da un bugnato liscio e coronato da un architrave trapezoidale, ai lati presenta due cariatidi rappresentanti la Speranza e la Carità. Ad uso delle scuole dei Barnabiti fu invece costruito il Collegio di Sant'Alessandro, costruito su disegno di Lorenzo Binago fu realizzato tra il 1663 e il 1684; la facciata di impostazione tardo barocca, talvolta attribuita al Borromini, è divisa in due ordini:</text:p>
          </table:table-cell>
          <table:table-cell office:value-type="string" table:style-name="ce1">
            <text:p>No</text:p>
          </table:table-cell>
          <table:table-cell table:number-columns-repeated="16380" table:style-name="ce1"/>
        </table:table-row>
        <table:table-row table:style-name="ro1">
          <table:table-cell office:value-type="string" table:style-name="ce1">
            <text:p>Bonola</text:p>
          </table:table-cell>
          <table:table-cell office:value-type="string" table:style-name="ce1">
            <text:p>Bonola, Via Riccardo Bacchelli, Gallaratese, Municipio 8, Milano, Lombardia, 20151, Italia</text:p>
          </table:table-cell>
          <table:table-cell office:value-type="string" table:style-name="ce1">
            <text:p>A molti anni dai pittori pestanti si ha una piccola ripresa della tradizione pittorica dei Borromeo; in particolare si aggiungono alla già vasta opera dei Quadroni di San Carlo i lavori di Giorgio Bonola e Andrea Lanzani, che prediligono un orientamento più classicista, e di Filippo Abbiati, dallo stile dichiaratamente barocco, a cui si aggiungono più tardi i lavori di Giacomo Parravicini: l'Abbiati e il Lanzani continueranno questa dualità tra classicismo e barocco anche nei primi anni del Settecento.</text:p>
          </table:table-cell>
          <table:table-cell office:value-type="string" table:style-name="ce1">
            <text:p>No</text:p>
          </table:table-cell>
          <table:table-cell table:number-columns-repeated="16380" table:style-name="ce1"/>
        </table:table-row>
        <table:table-row table:style-name="ro1">
          <table:table-cell office:value-type="string" table:style-name="ce1">
            <text:p>Bonola</text:p>
          </table:table-cell>
          <table:table-cell office:value-type="string" table:style-name="ce1">
            <text:p>Bonola, Via Riccardo Bacchelli, Gallaratese, Municipio 8, Milano, Lombardia, 20151, Italia</text:p>
          </table:table-cell>
          <table:table-cell office:value-type="string" table:style-name="ce1">
            <text:p>l'Abbiati e il Lanzani continueranno questa dualità tra classicismo e barocco anche nei primi anni del Settecento. È da notare come molti degli artisti appena citati furono già in contatto per la commissione del ciclo della vita di San Rocco per la chiesa di San Rocco a Miasino, dove lavorarono Bonola, Abbiati, Lanzani e Giuseppe Nuvolone. Negli ultimissimi anni del Seicento si osserva il primo operato di Stefano Legnani, detto il Legnanino e Sebastiano Ricci:</text:p>
          </table:table-cell>
          <table:table-cell table:number-columns-repeated="16381" table:style-name="ce1"/>
        </table:table-row>
        <table:table-row table:style-name="ro1">
          <table:table-cell office:value-type="string" table:style-name="ce1">
            <text:p>Cairo</text:p>
          </table:table-cell>
          <table:table-cell office:value-type="string" table:style-name="ce1">
            <text:p>Cairo, Valera, Arese, Milano, Lombardia, 20044, Italia</text:p>
          </table:table-cell>
          <table:table-cell office:value-type="string" table:style-name="ce1">
            <text:p>in primo luogo i principali interpreti del movimento scomparvero tra il 1625 (Giulio Cesare Procaccini) e il 1632 (il Cerano), a ciò si aggiunse la morte del cardinale Federico Borromeo, tra le maggiori figure del Seicento lombardo, e soprattutto la grande peste manzoniana, che dimezzò la popolazione della città, colpendo tra le migliaia di vittime la giovane promessa della pittura milanese Daniele Crespi, che tra l'altro porterà alla chiusura dell'Accademia Ambrosiana, fondata nel 1621 da Federico Borromeo per formare giovani artisti per la scuola milanese, in cui assunse i maggiori interpreti del primo barocco, su tutti il Cerano e Fabio Mangone, come insegnanti. La pittura nel secondo Seicento venne quindi completamente rinnovata nei suoi interpreti, vedendo l'operato dei fratelli Giuseppe e Carlo Francesco Nuvolone, Francesco Cairo, Giovan Battista Discepoli e altri; in questo caso giocarono un ruolo fondamentale sia l'ormai chiusa Accademia Ambrosiana, che diede prima una certa continuità nello stile per poi riaprire alcuni anni, sia l'operato in alcuni cantieri di artisti provenienti dal resto d'Italia di scuola emiliana, genovese e veneta.</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Cairo</text:p>
          </table:table-cell>
          <table:table-cell office:value-type="string" table:style-name="ce1">
            <text:p>Cairo, Valera, Arese, Milano, Lombardia, 20044, Italia</text:p>
          </table:table-cell>
          <table:table-cell office:value-type="string" table:style-name="ce1">
            <text:p>Ai lati della navata sono presenti le cappelle: la cappella di S. Andrea Avellino ospita la pala d'altare dello Svenimento del Beato Andrea Avellino di Francesco Cairo ed è affrescata da Ercole Procaccini il Giovane e Filippo Abbiati; sempre a destra, la cappella della Vergine del Suffragio realizzata da Carlo Buzzi ospita il gruppo scultoreo del Cristo Morto di Giuseppe Rusnati.</text:p>
          </table:table-cell>
          <table:table-cell table:number-columns-repeated="16381" table:style-name="ce1"/>
        </table:table-row>
        <table:table-row table:style-name="ro1">
          <table:table-cell office:value-type="string" table:style-name="ce1">
            <text:p>Cairo</text:p>
          </table:table-cell>
          <table:table-cell office:value-type="string" table:style-name="ce1">
            <text:p>Cairo, Valera, Arese, Milano, Lombardia, 20044, Italia</text:p>
          </table:table-cell>
          <table:table-cell office:value-type="string" table:style-name="ce1">
            <text:p>A segnare il punto di rottura è Carlo Francesco Nuvolone, maggiore dei due fratelli e allievo del Cerano, che mostra nel suo stile il dinamismo tipico dell'arte barocca, di cui si ricordano gli affreschi nella chiesa di Sant'Angelo di Milano; mentre Francesco Cairo mostra una costante evoluzione dello stile, che risente dei suoi numerosi viaggi tra Torino e Roma dove ha l'opportunità di confrontarsi anche con esponenti di scuola emiliana e genovese. Questi due pittori, assieme a Giuseppe Nuvolone furono in un costante confronto, scaturito da numerose collaborazioni in vari cantieri, su tutte quelle dei Sacri Monti lombardi, che porterà ad un'evoluzione della pittura sacra del primo Seicento, abbandonandone il linguaggio esclusivamente drammatico a favore di una maggiore varietà narrativa.</text:p>
          </table:table-cell>
          <table:table-cell table:number-columns-repeated="16381" table:style-name="ce1"/>
        </table:table-row>
        <table:table-row table:style-name="ro1">
          <table:table-cell office:value-type="string" table:style-name="ce1">
            <text:p>Cairo</text:p>
          </table:table-cell>
          <table:table-cell office:value-type="string" table:style-name="ce1">
            <text:p>Cairo, Valera, Arese, Milano, Lombardia, 20044, Italia</text:p>
          </table:table-cell>
          <table:table-cell office:value-type="string" table:style-name="ce1">
            <text:p>si ricordano tra le sue opere le tele nella chiesa di San Vittore al Corpo e l'Adorazione dei Magi situata un tempo nella demolita chiesa di San Marcellino. <text:s/>Morti Carlo Francesco Nuvolone o il Cairo, e grazie all'influenza del neoeletto papa Clemente IX e i suoi rapporti con l'arcivescovo Alfonso Litta, l'arte lombarda vede un avvicinamento con quella romana verso un gusto più marcatamente barocco, ciò contribuisce a portare a Milano artisti romani come Salvator Rosa e Pier Francesco Mola, mentre vengono nuovamente favoriti i viaggi di giovani artisti presso Roma, tra cui quelli di Giovanni Ghisolfi e Antonio Busca, da cui scaturisce un nuovo aggiornamento dell'ambiente artistico milanese; non a caso fu assegnata in seguito ad Antonio Busca la cattedra dell'Accademia Ambrosiana.</text:p>
          </table:table-cell>
          <table:table-cell table:number-columns-repeated="16381" table:style-name="ce1"/>
        </table:table-row>
        <table:table-row table:style-name="ro1">
          <table:table-cell office:value-type="string" table:style-name="ce1">
            <text:p>Capitano di Giustizia</text:p>
          </table:table-cell>
          <table:table-cell office:value-type="string" table:style-name="ce1">
            <text:p>Palazzo del Capitano di Giustizia, Piazza Cesare Beccaria, Duomo, Municipio 1, Milano, Lombardia, 20122, Italia</text:p>
          </table:table-cell>
          <table:table-cell office:value-type="string" table:style-name="ce1">
            <text:p>ai lavori e ai disegni per i lavori presero parte anche artisti come Camillo Procaccini e del Cerano. Si cita infine il palazzo del Capitano di Giustizia, iniziato nel XVI secolo, subì moltissimi rimaneggiamenti e ampliamenti nel corso degli anni: degli interventi seicenteschi rimangono la facciata, con il ricco portale, e il cortile interno a loggia in bugnato.</text:p>
          </table:table-cell>
          <table:table-cell office:value-type="string" table:style-name="ce1">
            <text:p>Si</text:p>
          </table:table-cell>
          <table:table-cell table:number-columns-repeated="16380" table:style-name="ce1"/>
        </table:table-row>
        <table:table-row table:style-name="ro1">
          <table:table-cell office:value-type="string" table:style-name="ce1">
            <text:p>cappella della</text:p>
          </table:table-cell>
          <table:table-cell office:value-type="string" table:style-name="ce1">
            <text:p>Cappella Portinari, Via Santa Croce, Ticinese, Municipio 1, Milano, Lombardia, 20136, Italia</text:p>
          </table:table-cell>
          <table:table-cell office:value-type="string" table:style-name="ce1">
            <text:p>la cappella di S. Andrea Avellino ospita la pala d'altare dello Svenimento del Beato Andrea Avellino di Francesco Cairo ed è affrescata da Ercole Procaccini il Giovane e Filippo Abbiati; sempre a destra, la cappella della Vergine del Suffragio realizzata da Carlo Buzzi ospita il gruppo scultoreo del Cristo Morto di Giuseppe Rusnati. Sul transetto si possono osservate le tele del Morazzone, di Annibale e Ludovico Carracci, mentre la volta appare affrescata da Tanzio da Varallo.</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cappella della</text:p>
          </table:table-cell>
          <table:table-cell office:value-type="string" table:style-name="ce1">
            <text:p>Cappella Portinari, Via Santa Croce, Ticinese, Municipio 1, Milano, Lombardia, 20136, Italia</text:p>
          </table:table-cell>
          <table:table-cell office:value-type="string" table:style-name="ce1">
            <text:p>La sua prima commissione milanese fu a Palazzo Archinto, in cui in cinque sale dipinse un ciclo per celebrare le nozze del committente, esplicitamente raffigurate nel fresco del Trionfo delle arti e delle scienze, andato distrutto dai bombardamenti della seconda guerra mondiale. Il pittore fu qualche anno dopo convocato in Palazzo Dugnani dove affresca i cicli delle Storie di Scipione e Apoteosi di Scipione, passando anche per una breve commissione religiosa della Gloria di San Bernardo in una cappella della chiesa di Sant'Ambrogio, per concludere la sua esperienza milanese con il capolavoro di Palazzo Clerici dell'affresco della Corsa del Carro del Sole a tema mitologico, a cui poi si ispirerà per la committenza del salone imperiale nella Residenza di Würzburg, anch'esso annoverato tra i capolavori del rococò. La presenza del Tiepolo fu così significativa da definire una "corrente tiepolesca", di cui il massimo esponente è Biagio Bellotti, con i suoi cicli pittorici a Palazzo Perego e Palazzo Sormani.</text:p>
          </table:table-cell>
          <table:table-cell table:number-columns-repeated="16381" table:style-name="ce1"/>
        </table:table-row>
        <table:table-row table:style-name="ro1">
          <table:table-cell office:value-type="string" table:style-name="ce1">
            <text:p>Certosa di Garegnano</text:p>
          </table:table-cell>
          <table:table-cell office:value-type="string" table:style-name="ce1">
            <text:p>Certosa di Garegnano, Piazzale ai Laghi, Maggiore - Musocco, Municipio 8, Milano, Lombardia, 20157, Italia</text:p>
          </table:table-cell>
          <table:table-cell office:value-type="string" table:style-name="ce1">
            <text:p>Sempre al primo Seicento si possono menzionare la chiesa di Santa Maria Podone su disegno di Fabio Mangone e la chiesa di San Sisto. All'epoca fuori dalle mura della città, oggi in periferia, si trova la Certosa di Garegnano: benché parte della chiesa sia stata edificata in epoca manierista, gran parte degli interni, realizzati nel primo Seicento, rappresentano uno degli esempi più riusciti del barocco milanese.</text:p>
          </table:table-cell>
          <table:table-cell office:value-type="string" table:style-name="ce1">
            <text:p>Si</text:p>
          </table:table-cell>
          <table:table-cell table:number-columns-repeated="16380" table:style-name="ce1"/>
        </table:table-row>
        <table:table-row table:style-name="ro1">
          <table:table-cell office:value-type="string" table:style-name="ce1">
            <text:p>Cusani</text:p>
          </table:table-cell>
          <table:table-cell office:value-type="string" table:style-name="ce1">
            <text:p>Cusani, Via Cusani, Brera, Municipio 1, Milano, Lombardia, 20121, Italia</text:p>
          </table:table-cell>
          <table:table-cell office:value-type="string" table:style-name="ce1">
            <text:p>Nel salone d'onore si possono osservare sulle pareti i cicli di affreschi della Vita di Scipione, mentre sulla volta sono rappresentati l'Apoteosi di Scipione, in cui si può vedere l'intento autocelebrativo di Giuseppe Casati, allora proprietario del palazzo e committente. Differisce dallo stile delle tipiche dimore milanesi Palazzo Cusani: il motivo è individuabile nel progetto di Giovanni Ruggeri, architetto di Roma che importò il più vivace barocco romano nella sua opera, già riconoscibile nello zoccolo in finta roccia grezza al pian terreno.</text:p>
          </table:table-cell>
          <table:table-cell office:value-type="string" table:style-name="ce1">
            <text:p>No</text:p>
          </table:table-cell>
          <table:table-cell table:number-columns-repeated="16380" table:style-name="ce1"/>
        </table:table-row>
        <table:table-row table:style-name="ro1">
          <table:table-cell office:value-type="string" table:style-name="ce1">
            <text:p>Cusani</text:p>
          </table:table-cell>
          <table:table-cell office:value-type="string" table:style-name="ce1">
            <text:p>Cusani, Via Cusani, Brera, Municipio 1, Milano, Lombardia, 20121, Italia</text:p>
          </table:table-cell>
          <table:table-cell office:value-type="string" table:style-name="ce1">
            <text:p>Il palazzo è impostato su tre piani, scandito da lesene corinzie, e presenta curiosamente due portali d'ingresso identici; le finestre al pian terreno e al piano nobile sono riccamente decorate da fastigi e timpani curvilinei, triangolari e misti, e spesso sono ulteriormente decorati da conchiglie ed elementi vegetali, le porte finestre recano lo stemma della famiglia Cusani. All'ultimo piano le finestre sono ridimensionate e presentano fastigi mistilinei;</text:p>
          </table:table-cell>
          <table:table-cell table:number-columns-repeated="16381" table:style-name="ce1"/>
        </table:table-row>
        <table:table-row table:style-name="ro1">
          <table:table-cell office:value-type="string" table:style-name="ce1">
            <text:p>Fabbrica del Duomo</text:p>
          </table:table-cell>
          <table:table-cell office:value-type="string" table:style-name="ce1">
            <text:p>Cantiere marmisti della Veneranda Fabbrica del Duomo, Municipio 8, Milano, Lombardia, Italia</text:p>
          </table:table-cell>
          <table:table-cell office:value-type="string" table:style-name="ce1">
            <text:p>Il corpo centrale è coronato da un grande fastigio mistilineo, con scolpito all'interno lo stemma della famiglia Litta sorretto da due mori: la realizzazione di tale fastigio è talvolta attribuita alle maestranze della Fabbrica del Duomo, all'epoca disoccupati, di Elia Vincenzo Buzzi, Carlo Domenico Pozzo e Giuseppe Perego. <text:s/>Passando l'ingresso ci si trova nel cortile principale di gusto seicentesco, attribuito al Richini, si presenta a pianta quadrata racchiuso su tutti i quattro i lati da portici a volta a botte, sorretti da colonne architravate in granito decorate da capitelli con festoni;</text:p>
          </table:table-cell>
          <table:table-cell office:value-type="string" table:style-name="ce1">
            <text:p>Si</text:p>
          </table:table-cell>
          <table:table-cell table:number-columns-repeated="16380" table:style-name="ce1"/>
        </table:table-row>
        <table:table-row table:style-name="ro1">
          <table:table-cell office:value-type="string" table:style-name="ce1">
            <text:p>Filarete</text:p>
          </table:table-cell>
          <table:table-cell office:value-type="string" table:style-name="ce1">
            <text:p>Via Filarete, Pagano, Municipio 1, Milano, Lombardia, 20145, Italia</text:p>
          </table:table-cell>
          <table:table-cell office:value-type="string" table:style-name="ce1">
            <text:p>Particolarità del palazzo è la parte centrale della facciata concava, ideata dal Richini, che si stacca dal più sobrio stile milanese, avvicinandosi ad un più decorato barocco romano, all'interno si trovano due cortili dalle forme più classicistiche del Mangone, definiti da un doppio ordine di logge architravate. Cominciato su ordine di Francesco Sforza, il cantiere per l'Ospedale maggiore del Filarete, da molti anni fermo, riaprì nel 1624 grazie ad un grande lascito di un privato: i progetti di rinnovo furono ancora una volta affidati al Richini e a Fabio Mangone, ai quali si deve la parte centrale della facciata e il grande portale barocco con timpano, fiancheggiato da nicchie con statue, e la rielaborazione del cortile principale con un doppio ordine di logge ad arco con decorazioni in marmo e cotto;</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Gerusalemme</text:p>
          </table:table-cell>
          <table:table-cell office:value-type="string" table:style-name="ce1">
            <text:p>Gerusalemme, Piazza Gerusalemme, Sarpi, Municipio 8, Milano, Lombardia, 20154, Italia</text:p>
          </table:table-cell>
          <table:table-cell office:value-type="string" table:style-name="ce1">
            <text:p>L'interno raggiunge il suo apice nella Galleria degli Arazzi, la cui volta è affrescata da Giambattista Tiepolo con il ciclo di affreschi della Corsa del carro del Sole, le Allegorie dei quattro continenti e le Allegorie delle Arti, ritenute tra le maggiori prove del pittore veneto; le pareti sono decorate da arazzi fiamminghi risalenti al Seicento raffiguranti Storie di Mosè e da specchiere intagliate nel legno da Giuseppe Cavanna, raffiguranti scene della Gerusalemme liberata. <text:s/>La galleria, di dimensioni poco agevoli per il pittore, era stata probabilmente ricavata da una preesistente struttura:</text:p>
          </table:table-cell>
          <table:table-cell office:value-type="string" table:style-name="ce1">
            <text:p>No</text:p>
          </table:table-cell>
          <table:table-cell table:number-columns-repeated="16380" table:style-name="ce1"/>
        </table:table-row>
        <table:table-row table:style-name="ro1">
          <table:table-cell office:value-type="string" table:style-name="ce1">
            <text:p>Giureconsulti</text:p>
          </table:table-cell>
          <table:table-cell office:value-type="string" table:style-name="ce1">
            <text:p>Palazzo dei Giureconsulti, Via del Gallo, Duomo, Municipio 1, Milano, Lombardia, 20121, Italia</text:p>
          </table:table-cell>
          <table:table-cell office:value-type="string" table:style-name="ce1">
            <text:p>Di pubblica utilità fu destinato il palazzo delle Scuole Palatine, che fu edificato sull'area di un palazzo andato in fiamme: i lavori partirono 1644 su progetto di Carlo Buzzi, che per la facciata riprese la struttura del palazzo dei Giureconsulti. Della costruzione originaria rimane solo la facciata, impostata su più ordini:</text:p>
          </table:table-cell>
          <table:table-cell office:value-type="string" table:style-name="ce1">
            <text:p>Si</text:p>
          </table:table-cell>
          <table:table-cell table:number-columns-repeated="16380" table:style-name="ce1"/>
        </table:table-row>
        <table:table-row table:style-name="ro1">
          <table:table-cell office:value-type="string" table:style-name="ce1">
            <text:p>Litta</text:p>
          </table:table-cell>
          <table:table-cell office:value-type="string" table:style-name="ce1">
            <text:p>Palazzo Litta, Corso Magenta, Duomo, Municipio 1, Milano, Lombardia, 20123, Italia</text:p>
          </table:table-cell>
          <table:table-cell office:value-type="string" table:style-name="ce1">
            <text:p>si ricordano tra le sue opere le tele nella chiesa di San Vittore al Corpo e l'Adorazione dei Magi situata un tempo nella demolita chiesa di San Marcellino. <text:s/>Morti Carlo Francesco Nuvolone o il Cairo, e grazie all'influenza del neoeletto papa Clemente IX e i suoi rapporti con l'arcivescovo Alfonso Litta, l'arte lombarda vede un avvicinamento con quella romana verso un gusto più marcatamente barocco, ciò contribuisce a portare a Milano artisti romani come Salvator Rosa e Pier Francesco Mola, mentre vengono nuovamente favoriti i viaggi di giovani artisti presso Roma, tra cui quelli di Giovanni Ghisolfi e Antonio Busca, da cui scaturisce un nuovo aggiornamento dell'ambiente artistico milanese; non a caso fu assegnata in seguito ad Antonio Busca la cattedra dell'Accademia Ambrosiana.</text:p>
          </table:table-cell>
          <table:table-cell office:value-type="string" table:style-name="ce1">
            <text:p>No</text:p>
          </table:table-cell>
          <table:table-cell table:number-columns-repeated="16380" table:style-name="ce1"/>
        </table:table-row>
        <table:table-row table:style-name="ro1">
          <table:table-cell office:value-type="string" table:style-name="ce1">
            <text:p>Litta</text:p>
          </table:table-cell>
          <table:table-cell office:value-type="string" table:style-name="ce1">
            <text:p>Palazzo Litta, Corso Magenta, Duomo, Municipio 1, Milano, Lombardia, 20123, Italia</text:p>
          </table:table-cell>
          <table:table-cell office:value-type="string" table:style-name="ce1">
            <text:p>Questo periodo, pur contenendo le forme più mature ed esuberanti del barocco milanese, rappresenta una sorta di prodromo della stagione neoclassica milanese, in cui l'arte e l'architettura passarono definitivamente ai servizi della cosa pubblica e dello Stato. <text:s/>Palazzo Litta Palazzo Litta rappresenta, assieme al Palazzo Clerici, il miglior esempio di architettura barocca settecentesca della città. Edificato nel Seicento, assegnato ancora una volta il progetto al Richini, fu completato solo nel 1752 a cui si deve l'imponente facciata su progetto di Bartolomeo Bolli.</text:p>
          </table:table-cell>
          <table:table-cell table:number-columns-repeated="16381" table:style-name="ce1"/>
        </table:table-row>
        <table:table-row table:style-name="ro1">
          <table:table-cell office:value-type="string" table:style-name="ce1">
            <text:p>Litta</text:p>
          </table:table-cell>
          <table:table-cell office:value-type="string" table:style-name="ce1">
            <text:p>Palazzo Litta, Corso Magenta, Duomo, Municipio 1, Milano, Lombardia, 20123, Italia</text:p>
          </table:table-cell>
          <table:table-cell office:value-type="string" table:style-name="ce1">
            <text:p>all'ultimo piano le finestre dell'ultimo piano presentano parapetti in ferro battuto. Il corpo centrale è coronato da un grande fastigio mistilineo, con scolpito all'interno lo stemma della famiglia Litta sorretto da due mori: la realizzazione di tale fastigio è talvolta attribuita alle maestranze della Fabbrica del Duomo, all'epoca disoccupati, di Elia Vincenzo Buzzi, Carlo Domenico Pozzo e Giuseppe Perego.</text:p>
          </table:table-cell>
          <table:table-cell table:number-columns-repeated="16381" table:style-name="ce1"/>
        </table:table-row>
        <table:table-row table:style-name="ro1">
          <table:table-cell office:value-type="string" table:style-name="ce1">
            <text:p>Litta</text:p>
          </table:table-cell>
          <table:table-cell office:value-type="string" table:style-name="ce1">
            <text:p>Palazzo Litta, Corso Magenta, Duomo, Municipio 1, Milano, Lombardia, 20123, Italia</text:p>
          </table:table-cell>
          <table:table-cell office:value-type="string" table:style-name="ce1">
            <text:p>Gli interni sono tra i più lussuosi del panorama milanese, con pavimenti intarsiati, decorazioni in stucco e marmo e affreschi. Tra gli ambienti più belli si possono citare il salone centrale, o Sala degli specchi, adornato da specchiere dorate in stile rococò e affrescate con l'Apoteosi di un Litta di Giovanni Antonio Cucchi, il Salotto rosso, arredato con damaschi rosso porpora, affrescata a trompe l'oeil e con pavimenti a mosaico, il Salotto giallo che prende ancora il nome dal colori dei tessuti con cui è arredato l'ambiente e la Sala della duchessa ancora arredato dagli originali mobili di epoca barocca; sono presenti infine le Nozze di Plutone e Proserpina realizzato da Martin Knoller in un salone minore.</text:p>
          </table:table-cell>
          <table:table-cell table:number-columns-repeated="16381" table:style-name="ce1"/>
        </table:table-row>
        <table:table-row table:style-name="ro1">
          <table:table-cell office:value-type="string" table:style-name="ce1">
            <text:p>Litta</text:p>
          </table:table-cell>
          <table:table-cell office:value-type="string" table:style-name="ce1">
            <text:p>Palazzo Litta, Corso Magenta, Duomo, Municipio 1, Milano, Lombardia, 20123, Italia</text:p>
          </table:table-cell>
          <table:table-cell office:value-type="string" table:style-name="ce1">
            <text:p>sono presenti infine le Nozze di Plutone e Proserpina realizzato da Martin Knoller in un salone minore. Si segnalano infine il cortile dell'orologio, che prende nome dal caratteristico orologio presente, e la vecchia cappella privata dei Litta al pian terreno del palazzo, trasformata poi nel teatro tuttora in uso. <text:s/>Palazzo Clerici Palazzo Clerici era una delle dimore più prestigiose e sfarzose della Milano settecentesca, tanto che nel 1772 divenne residenza provvisoria ufficiale dell'arciduca Ferdinando, figlio di Maria Teresa d'Austria.</text:p>
          </table:table-cell>
          <table:table-cell table:number-columns-repeated="16381" table:style-name="ce1"/>
        </table:table-row>
        <table:table-row table:style-name="ro1">
          <table:table-cell office:value-type="string" table:style-name="ce1">
            <text:p>Maddalena</text:p>
          </table:table-cell>
          <table:table-cell office:value-type="string" table:style-name="ce1">
            <text:p>La Maddalena, Municipio 7, Milano, Lombardia, 20146, Italia</text:p>
          </table:table-cell>
          <table:table-cell office:value-type="string" table:style-name="ce1">
            <text:p>La facciata venne conclusa nel 1608; all'interno la volta della navata fu affrescata da Daniele Crespi con il Sacrificio di Abramo, la Maddalena in estasi, ispirato dagli affreschi del Camerino degli Eremiti a Palazzo Farnese di Giovanni Lanfranco, San Giovanni Battista, più aderente ai modelli classicisti emiliani, e il Cristo in gloria, rappresentato secondo i canoni della Controriforma, a cui si aggiungono varie figure di monaci certosini; la controfacciata è dipinta con le Storie di san Bruno sempre del Crespi:</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Maddalena</text:p>
          </table:table-cell>
          <table:table-cell office:value-type="string" table:style-name="ce1">
            <text:p>La Maddalena, Municipio 7, Milano, Lombardia, 20146, Italia</text:p>
          </table:table-cell>
          <table:table-cell office:value-type="string" table:style-name="ce1">
            <text:p><text:s/>Celebre più per la sua particolarità che per il valore artistico, la chiesa di San Bernardino alle Ossa vide il suo completamento nel 1750 su progetto dell'architetto Carlo Giuseppe Merlo, che pensò una struttura a pianta centrale coronata da una cupola ottagonale: la chiesa è ad una sola navata e presenta due cappelle dedicate a santa Maria Maddalena e santa Rosalia, entrambe decorate con altari in marmo. La facciata è ciò che rimane della vecchia chiesa andata distrutta in un incendio, opera di Carlo Buzzi, e ha un aspetto più di un palazzo che non di una chiesa:</text:p>
          </table:table-cell>
          <table:table-cell table:number-columns-repeated="16381" table:style-name="ce1"/>
        </table:table-row>
        <table:table-row table:style-name="ro1">
          <table:table-cell office:value-type="string" table:style-name="ce1">
            <text:p>Maddalena</text:p>
          </table:table-cell>
          <table:table-cell office:value-type="string" table:style-name="ce1">
            <text:p>La Maddalena, Municipio 7, Milano, Lombardia, 20146, Italia</text:p>
          </table:table-cell>
          <table:table-cell office:value-type="string" table:style-name="ce1">
            <text:p>L'interno è composto da un'unica navata scandita da lesene, con cinque cappelle laterali; sopra l'altare maggiore settecentesco è posto una complesso di sculture di Angeli in marmo di Carrara e una tela di fine Cinquecento di Giovanni Battista Trotti raffiguranti Gesù Cristo e Maria Maddalena. Ad uso dell'ospedale maggiore, fu invece eretta la chiesa di San Michele ai Nuovi Sepolcri assieme al complesso della Rotonda della Besana, che per circa ottant'anni servì da luogo di sepoltura del complesso ospedaliero milanese.</text:p>
          </table:table-cell>
          <table:table-cell table:number-columns-repeated="16381" table:style-name="ce1"/>
        </table:table-row>
        <table:table-row table:style-name="ro1">
          <table:table-cell office:value-type="string" table:style-name="ce1">
            <text:p>Moscova</text:p>
          </table:table-cell>
          <table:table-cell office:value-type="string" table:style-name="ce1">
            <text:p>Moscova, Corso Giuseppe Garibaldi, Brera, Municipio 1, Milano, Lombardia, 20121, Italia</text:p>
          </table:table-cell>
          <table:table-cell office:value-type="string" table:style-name="ce1">
            <text:p>Sul lato sinistro, la terza cappella è ornata da tre tele di Giulio Cesare Procaccini, mentre la seconda, su progetto di Gerolamo Quadrio, contiene un altro ciclo scultoreo del Rusnati, e l'Estasi di san Gaetano su tela del Cerano. <text:s/>In via della Moscova, si trova la chiesa di Sant'Angelo, edificata in periodo tardomanierista, ma conclusa nel 1630. La facciata è divisa in due ordini, quello inferiore scandito da quattro colonne coronate da altrettante statue, e quello superiore decorato da tre finestroni e coronato da un timpano;</text:p>
          </table:table-cell>
          <table:table-cell office:value-type="string" table:style-name="ce1">
            <text:p>Si</text:p>
          </table:table-cell>
          <table:table-cell table:number-columns-repeated="16380" table:style-name="ce1"/>
        </table:table-row>
        <table:table-row table:style-name="ro1">
          <table:table-cell office:value-type="string" table:style-name="ce1">
            <text:p>Nozze</text:p>
          </table:table-cell>
          <table:table-cell office:value-type="string" table:style-name="ce1">
            <text:p>Nozze e Nozze, Via Lorenteggio, Lorenteggio, Municipio 6, Milano, Lombardia, 20146, Italia</text:p>
          </table:table-cell>
          <table:table-cell office:value-type="string" table:style-name="ce1">
            <text:p>Tra gli ambienti più belli si possono citare il salone centrale, o Sala degli specchi, adornato da specchiere dorate in stile rococò e affrescate con l'Apoteosi di un Litta di Giovanni Antonio Cucchi, il Salotto rosso, arredato con damaschi rosso porpora, affrescata a trompe l'oeil e con pavimenti a mosaico, il Salotto giallo che prende ancora il nome dal colori dei tessuti con cui è arredato l'ambiente e la Sala della duchessa ancora arredato dagli originali mobili di epoca barocca; sono presenti infine le Nozze di Plutone e Proserpina realizzato da Martin Knoller in un salone minore. Si segnalano infine il cortile dell'orologio, che prende nome dal caratteristico orologio presente, e la vecchia cappella privata dei Litta al pian terreno del palazzo, trasformata poi nel teatro tuttora in uso.</text:p>
          </table:table-cell>
          <table:table-cell office:value-type="string" table:style-name="ce1">
            <text:p>No</text:p>
          </table:table-cell>
          <table:table-cell table:number-columns-repeated="16380" table:style-name="ce1"/>
        </table:table-row>
        <table:table-row table:style-name="ro1">
          <table:table-cell office:value-type="string" table:style-name="ce1">
            <text:p>Ospedale maggiore</text:p>
          </table:table-cell>
          <table:table-cell office:value-type="string" table:style-name="ce1">
            <text:p>Ospedale Maggiore, Piazza dell'Ospedale Maggiore, Niguarda - Cà Granda, Municipio 9, Milano, Lombardia, 20162, Italia</text:p>
          </table:table-cell>
          <table:table-cell office:value-type="string" table:style-name="ce1">
            <text:p>Particolarità del palazzo è la parte centrale della facciata concava, ideata dal Richini, che si stacca dal più sobrio stile milanese, avvicinandosi ad un più decorato barocco romano, all'interno si trovano due cortili dalle forme più classicistiche del Mangone, definiti da un doppio ordine di logge architravate. Cominciato su ordine di Francesco Sforza, il cantiere per l'Ospedale maggiore del Filarete, da molti anni fermo, riaprì nel 1624 grazie ad un grande lascito di un privato: i progetti di rinnovo furono ancora una volta affidati al Richini e a Fabio Mangone, ai quali si deve la parte centrale della facciata e il grande portale barocco con timpano, fiancheggiato da nicchie con statue, e la rielaborazione del cortile principale con un doppio ordine di logge ad arco con decorazioni in marmo e cotto;</text:p>
          </table:table-cell>
          <table:table-cell office:value-type="string" table:style-name="ce1">
            <text:p>No</text:p>
          </table:table-cell>
          <table:table-cell office:value-type="string" table:style-name="ce1">
            <text:p>Indirizzo errato</text:p>
          </table:table-cell>
          <table:table-cell table:number-columns-repeated="16379"/>
        </table:table-row>
        <table:table-row table:style-name="ro1">
          <table:table-cell office:value-type="string" table:style-name="ce1">
            <text:p>Ossa</text:p>
          </table:table-cell>
          <table:table-cell office:value-type="string" table:style-name="ce1">
            <text:p>Chiesa di San Bernardino alle Ossa, Via San Bernardino, Duomo, Municipio 1, Milano, Lombardia, 20122, Italia</text:p>
          </table:table-cell>
          <table:table-cell office:value-type="string" table:style-name="ce1">
            <text:p>Risale al 1753 l'altare maggiore dalle forme monumentali dell'architetto Giuseppe Buzzi di Viggiù, fatto di marmi policromi. <text:s/>Celebre più per la sua particolarità che per il valore artistico, la chiesa di San Bernardino alle Ossa vide il suo completamento nel 1750 su progetto dell'architetto Carlo Giuseppe Merlo, che pensò una struttura a pianta centrale coronata da una cupola ottagonale: la chiesa è ad una sola navata e presenta due cappelle dedicate a santa Maria Maddalena e santa Rosalia, entrambe decorate con altari in marmo.</text:p>
          </table:table-cell>
          <table:table-cell office:value-type="string" table:style-name="ce1">
            <text:p>Si</text:p>
          </table:table-cell>
          <table:table-cell office:value-type="string" table:style-name="ce1">
            <text:p>Anche se l'entità non è corretta la location è coerente con lo snippet</text:p>
          </table:table-cell>
          <table:table-cell table:number-columns-repeated="16379"/>
        </table:table-row>
        <table:table-row table:style-name="ro1">
          <table:table-cell office:value-type="string" table:style-name="ce1">
            <text:p>Ossa</text:p>
          </table:table-cell>
          <table:table-cell office:value-type="string" table:style-name="ce1">
            <text:p>Chiesa di San Bernardino alle Ossa, Via San Bernardino, Duomo, Municipio 1, Milano, Lombardia, 20122, Italia</text:p>
          </table:table-cell>
          <table:table-cell office:value-type="string" table:style-name="ce1">
            <text:p>Deve essere considerata a sé stante l'esperienza milanese di Sebastiano Ricci, dove poté incontrare e confrontarsi con Alessandro Magnasco: del Ricci si ricorda in particolare la Gloria delle anime purganti di San Bernardino alle Ossa in cui si osserva l'influenza del correggismo del Baciccio. Una summa dei maggiori interpreti dell'epoca appena citati poteva essere Palazzo Pagani, andato distrutto, in cui ai numerosi dipinti si aggiungevano gli affreschi del Legnanino nella Sala Grande.</text:p>
          </table:table-cell>
          <table:table-cell table:number-columns-repeated="16381" table:style-name="ce1"/>
        </table:table-row>
        <table:table-row table:style-name="ro1">
          <table:table-cell office:value-type="string" table:style-name="ce1">
            <text:p>palazzo Acerbi</text:p>
          </table:table-cell>
          <table:table-cell office:value-type="string" table:style-name="ce1">
            <text:p>Palazzo Acerbi, Corso di Porta Romana, Duomo, Municipio 1, Milano, Lombardia, 20122, Italia</text:p>
          </table:table-cell>
          <table:table-cell office:value-type="string" table:style-name="ce1">
            <text:p>Il palazzo nel XVIII secolo era sede di una ricca biblioteca e della galleria d'arte privata degli Annoni, che comprendeva tra l'altro quadri di Rubens, Gaudenzio Ferrari e Antoon van Dyck, confiscati dagli austriaci nel 1848. Di fronte a palazzo Annoni è palazzo Acerbi, risalente ai primi anni del Seicento, ma pesantemente ristrutturato durante gli anni della grande peste: la facciata, piuttosto scarna se comparata a quella di fronte, fu arricchita nel Settecento da balconcini curvilinei e maschere ornamentali con figure di leone in prossimità del portale d'ingresso, mentre all'interno, superato il primo sobrio cortile architravato, si può citare il secondo cortile in stile rococò.</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Annoni</text:p>
          </table:table-cell>
          <table:table-cell office:value-type="string" table:style-name="ce1">
            <text:p>Palazzo Annoni, Corso di Porta Romana, Duomo, Municipio 1, Milano, Lombardia, 20122, Italia</text:p>
          </table:table-cell>
          <table:table-cell office:value-type="string" table:style-name="ce1">
            <text:p>sempre al piano nobile si possono ammirare i soffitti lignei intagliati provenienti dal demolito palazzo Arnaboldi. <text:s/>Ultimato nel quarto decennio del Seicento, palazzo Annoni fu costruito ancora una volta su progetto di Filippo Maria Richini; la facciata, ornata al piano terra con uno zoccolo di bugnato, è centrata sul portone di ingresso inserito tra due colonne aggettanti di ordine ionico che sorreggono il balcone del piano nobile, al piano superiore i finestroni con frontoni alternativamente triangolari o curvilinei presentano delle balaustre, la facciata è infine delimitata da lesene in bugnato.</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Annoni</text:p>
          </table:table-cell>
          <table:table-cell office:value-type="string" table:style-name="ce1">
            <text:p>Palazzo Annoni, Corso di Porta Romana, Duomo, Municipio 1, Milano, Lombardia, 20122, Italia</text:p>
          </table:table-cell>
          <table:table-cell office:value-type="string" table:style-name="ce1">
            <text:p>Il palazzo nel XVIII secolo era sede di una ricca biblioteca e della galleria d'arte privata degli Annoni, che comprendeva tra l'altro quadri di Rubens, Gaudenzio Ferrari e Antoon van Dyck, confiscati dagli austriaci nel 1848. Di fronte a palazzo Annoni è palazzo Acerbi, risalente ai primi anni del Seicento, ma pesantemente ristrutturato durante gli anni della grande peste: la facciata, piuttosto scarna se comparata a quella di fronte, fu arricchita nel Settecento da balconcini curvilinei e maschere ornamentali con figure di leone in prossimità del portale d'ingresso, mentre all'interno, superato il primo sobrio cortile architravato, si può citare il secondo cortile in stile rococò.</text:p>
          </table:table-cell>
          <table:table-cell table:number-columns-repeated="16381" table:style-name="ce1"/>
        </table:table-row>
        <table:table-row table:style-name="ro1">
          <table:table-cell office:value-type="string" table:style-name="ce1">
            <text:p>Palazzo Archinto</text:p>
          </table:table-cell>
          <table:table-cell office:value-type="string" table:style-name="ce1">
            <text:p>Palazzo Archinto, Via Olmetto, Duomo, Municipio 1, Milano, Lombardia, 20123, Italia</text:p>
          </table:table-cell>
          <table:table-cell office:value-type="string" table:style-name="ce1">
            <text:p>del primo, molto attivo anche al di fuori della città, si ricorda l'opera della Gloria di san Francesco di Sales nel monastero, mentre per il Tiepolo i soggiorni furono molteplici e ad appannaggio delle dimore nobiliari cittadine. La sua prima commissione milanese fu a Palazzo Archinto, in cui in cinque sale dipinse un ciclo per celebrare le nozze del committente, esplicitamente raffigurate nel fresco del Trionfo delle arti e delle scienze, andato distrutto dai bombardamenti della seconda guerra mondiale. Il pittore fu qualche anno dopo convocato in Palazzo Dugnani dove affresca i cicli delle Storie di Scipione e Apoteosi di Scipione, passando anche per una breve commissione religiosa della Gloria di San Bernardo in una cappella della chiesa di Sant'Ambrogio, per concludere la sua esperienza milanese con il capolavoro di Palazzo Clerici dell'affresco della Corsa del Carro del Sole a tema mitologico, a cui poi si ispirerà per la committenza del salone imperiale nella Residenza di Würzburg, anch'esso annoverato tra i capolavori del rococò.</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Arcivescovile</text:p>
          </table:table-cell>
          <table:table-cell office:value-type="string" table:style-name="ce1">
            <text:p>Palazzo Arcivescovile, Largo San Carlo, Groppello d'Adda, Cassano d'Adda, Milano, Lombardia, 24045, Italia</text:p>
          </table:table-cell>
          <table:table-cell office:value-type="string" table:style-name="ce1">
            <text:p>al piano terra è di immediato impatto il portale con architrave curvilineo decorato ai lati due cartigli arricciati, mentre al piano superiore le finestre presentano nei frontoni mistilinei dei medaglioni raffiguranti allegorie legate alla cultura. Modifiche minori furono compiute nel palazzo Arcivescovile ad opera di Andrea Biffi, che terminò le sue modifiche nel cortile interno nel 1680. A pochi minuti di cammino dal palazzo Arcivescovile sorge palazzo Durini:</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Arcivescovile</text:p>
          </table:table-cell>
          <table:table-cell office:value-type="string" table:style-name="ce1">
            <text:p>Palazzo Arcivescovile, Largo San Carlo, Groppello d'Adda, Cassano d'Adda, Milano, Lombardia, 24045, Italia</text:p>
          </table:table-cell>
          <table:table-cell office:value-type="string" table:style-name="ce1">
            <text:p>Modifiche minori furono compiute nel palazzo Arcivescovile ad opera di Andrea Biffi, che terminò le sue modifiche nel cortile interno nel 1680. A pochi minuti di cammino dal palazzo Arcivescovile sorge palazzo Durini: commissionato nel 1645 dal mercante-banchiere Giovan Battista Durini, il progetto fu assegnato al Richini;</text:p>
          </table:table-cell>
          <table:table-cell table:number-columns-repeated="16381" table:style-name="ce1"/>
        </table:table-row>
        <table:table-row table:style-name="ro1">
          <table:table-cell office:value-type="string" table:style-name="ce1">
            <text:p>palazzo Clerici</text:p>
          </table:table-cell>
          <table:table-cell office:value-type="string" table:style-name="ce1">
            <text:p>Palazzo Clerici, Via Clerici, Brera, Municipio 1, Milano, Lombardia, 20121, Italia</text:p>
          </table:table-cell>
          <table:table-cell office:value-type="string" table:style-name="ce1">
            <text:p>sempre del Bortoloni è l'affresco della Galleria dei quadri, che vorrebbe ancora celebrare il buon governo austriaco e di Maria Teresa d'Austria. <text:s/>Altre architetture civili Oltre a palazzo Clerici, il Tiepolo operò in molti altri cantieri milanesi dell'epoca. Un altro lavoro significativo dell'artista fu quello a Palazzo Dugnani;</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Clerici</text:p>
          </table:table-cell>
          <table:table-cell office:value-type="string" table:style-name="ce1">
            <text:p>Palazzo Clerici, Via Clerici, Brera, Municipio 1, Milano, Lombardia, 20121, Italia</text:p>
          </table:table-cell>
          <table:table-cell office:value-type="string" table:style-name="ce1">
            <text:p>Questo periodo, pur contenendo le forme più mature ed esuberanti del barocco milanese, rappresenta una sorta di prodromo della stagione neoclassica milanese, in cui l'arte e l'architettura passarono definitivamente ai servizi della cosa pubblica e dello Stato. <text:s/>Palazzo Litta Palazzo Litta rappresenta, assieme al Palazzo Clerici, il miglior esempio di architettura barocca settecentesca della città. Edificato nel Seicento, assegnato ancora una volta il progetto al Richini, fu completato solo nel 1752 a cui si deve l'imponente facciata su progetto di Bartolomeo Bolli.</text:p>
          </table:table-cell>
          <table:table-cell table:number-columns-repeated="16381" table:style-name="ce1"/>
        </table:table-row>
        <table:table-row table:style-name="ro1">
          <table:table-cell office:value-type="string" table:style-name="ce1">
            <text:p>Palazzo Clerici</text:p>
          </table:table-cell>
          <table:table-cell office:value-type="string" table:style-name="ce1">
            <text:p>Palazzo Clerici, Via Clerici, Brera, Municipio 1, Milano, Lombardia, 20121, Italia</text:p>
          </table:table-cell>
          <table:table-cell office:value-type="string" table:style-name="ce1">
            <text:p>Si segnalano infine il cortile dell'orologio, che prende nome dal caratteristico orologio presente, e la vecchia cappella privata dei Litta al pian terreno del palazzo, trasformata poi nel teatro tuttora in uso. <text:s/>Palazzo Clerici Palazzo Clerici era una delle dimore più prestigiose e sfarzose della Milano settecentesca, tanto che nel 1772 divenne residenza provvisoria ufficiale dell'arciduca Ferdinando, figlio di Maria Teresa d'Austria. Progettata da un architetto sconosciuto, La facciata è impostata su tre piani, con la parte centrale rientrante rispetto al resto del corpo;</text:p>
          </table:table-cell>
          <table:table-cell table:number-columns-repeated="16381" table:style-name="ce1"/>
        </table:table-row>
        <table:table-row table:style-name="ro1">
          <table:table-cell office:value-type="string" table:style-name="ce1">
            <text:p>Palazzo Clerici</text:p>
          </table:table-cell>
          <table:table-cell office:value-type="string" table:style-name="ce1">
            <text:p>Palazzo Clerici, Via Clerici, Brera, Municipio 1, Milano, Lombardia, 20121, Italia</text:p>
          </table:table-cell>
          <table:table-cell office:value-type="string" table:style-name="ce1">
            <text:p>Di influenze più marcatamente lombarde fu invece Carlo Donelli, detto il Vimercati, allievo di Ercole Procaccini il Giovane che risentì in particolare dello stile di Daniele Crespi e del Morazzone. Più tardi, concluso il periodo a cavallo dei due secoli, si possono citare nella pittura mitologica e allegorica le figure di Giovan Battista Sassi, Pietro Antonio Magatti e Giovanni Angelo Borroni, di quest'ultimo si ricorda l'affresco Scena olimpica con ratto di Ganimede a Palazzo Clerici. <text:s/>A partire dal terzo decennio del Settecento si assista ad un cambiamento nel gusto della committenza milanese, che fino ad allora aveva preferito artisti lombardi, a favore della scuola veneziana, su cui spiccano Giambattista Pittoni e il Tiepolo;</text:p>
          </table:table-cell>
          <table:table-cell table:number-columns-repeated="16381" table:style-name="ce1"/>
        </table:table-row>
        <table:table-row table:style-name="ro1">
          <table:table-cell office:value-type="string" table:style-name="ce1">
            <text:p>Palazzo Clerici</text:p>
          </table:table-cell>
          <table:table-cell office:value-type="string" table:style-name="ce1">
            <text:p>Palazzo Clerici, Via Clerici, Brera, Municipio 1, Milano, Lombardia, 20121, Italia</text:p>
          </table:table-cell>
          <table:table-cell office:value-type="string" table:style-name="ce1">
            <text:p>La sua prima commissione milanese fu a Palazzo Archinto, in cui in cinque sale dipinse un ciclo per celebrare le nozze del committente, esplicitamente raffigurate nel fresco del Trionfo delle arti e delle scienze, andato distrutto dai bombardamenti della seconda guerra mondiale. Il pittore fu qualche anno dopo convocato in Palazzo Dugnani dove affresca i cicli delle Storie di Scipione e Apoteosi di Scipione, passando anche per una breve commissione religiosa della Gloria di San Bernardo in una cappella della chiesa di Sant'Ambrogio, per concludere la sua esperienza milanese con il capolavoro di Palazzo Clerici dell'affresco della Corsa del Carro del Sole a tema mitologico, a cui poi si ispirerà per la committenza del salone imperiale nella Residenza di Würzburg, anch'esso annoverato tra i capolavori del rococò. La presenza del Tiepolo fu così significativa da definire una "corrente tiepolesca", di cui il massimo esponente è Biagio Bellotti, con i suoi cicli pittorici a Palazzo Perego e Palazzo Sormani.</text:p>
          </table:table-cell>
          <table:table-cell table:number-columns-repeated="16381" table:style-name="ce1"/>
        </table:table-row>
        <table:table-row table:style-name="ro1">
          <table:table-cell office:value-type="string" table:style-name="ce1">
            <text:p>Palazzo Cusani</text:p>
          </table:table-cell>
          <table:table-cell office:value-type="string" table:style-name="ce1">
            <text:p>Palazzo Cusani, Via Brera, Brera, Municipio 1, Milano, Lombardia, 20121, Italia</text:p>
          </table:table-cell>
          <table:table-cell office:value-type="string" table:style-name="ce1">
            <text:p>Nel salone d'onore si possono osservare sulle pareti i cicli di affreschi della Vita di Scipione, mentre sulla volta sono rappresentati l'Apoteosi di Scipione, in cui si può vedere l'intento autocelebrativo di Giuseppe Casati, allora proprietario del palazzo e committente. Differisce dallo stile delle tipiche dimore milanesi Palazzo Cusani: il motivo è individuabile nel progetto di Giovanni Ruggeri, architetto di Roma che importò il più vivace barocco romano nella sua opera, già riconoscibile nello zoccolo in finta roccia grezza al pian terreno.</text:p>
          </table:table-cell>
          <table:table-cell table:number-columns-repeated="16381" table:style-name="ce1"/>
        </table:table-row>
        <table:table-row table:style-name="ro1">
          <table:table-cell office:value-type="string" table:style-name="ce1">
            <text:p>Palazzo del Senato</text:p>
          </table:table-cell>
          <table:table-cell office:value-type="string" table:style-name="ce1">
            <text:p>Palazzo del Senato, Via Senato, Guastalla, Municipio 1, Milano, Lombardia, 20121, Italia</text:p>
          </table:table-cell>
          <table:table-cell office:value-type="string" table:style-name="ce1">
            <text:p>in numero decisamente minore di edifici religiosi e arte sacra, furono realizzati anche palazzi civili, spesso comunque legati a committenze religiose. L'esempio maggiore di architettura civile dell'epoca è il Palazzo del Senato, commissionato nel 1608 da Federico Borromeo per ospitare il Collegio Elvetico: il progetto fu assegnato in origine a Fabio Mangone, ripresa vent'anni dopo dal Richini.</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dell'Ambrosiana</text:p>
          </table:table-cell>
          <table:table-cell office:value-type="string" table:style-name="ce1">
            <text:p>Palazzo dell'Ambrosiana, Via Cardinale Federico, Duomo, Municipio 1, Milano, Lombardia, 20123, Italia</text:p>
          </table:table-cell>
          <table:table-cell office:value-type="string" table:style-name="ce1">
            <text:p>I lavori per il complesso cominciarono nel 1603: dopo aver acquistato e demolito un caseggiato nella zona di piazza San Sepolcro, i progetti del palazzo dell'Ambrosiana furono assegnati all'architetto Lelio Buzzi, che fece partire i lavori direttamente l'anno stesso; i lavori, che si protrassero tra varie modifiche fino al 1630, passarono di mano ad Alessandro Tesauro e infine a Fabio Mangone.</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dell'Ambrosiana</text:p>
          </table:table-cell>
          <table:table-cell office:value-type="string" table:style-name="ce1">
            <text:p>Palazzo dell'Ambrosiana, Via Cardinale Federico, Duomo, Municipio 1, Milano, Lombardia, 20123, Italia</text:p>
          </table:table-cell>
          <table:table-cell office:value-type="string" table:style-name="ce1">
            <text:p><text:s/>La tarda fondazione dell'accademia è dovuta al fatto che nei primi anni del Seicento era già attiva a Milano l'Accademia dell'Aurora del pittore Giovanni Battista Galliani, che tuttavia chiuse nel 1611 per via di uno scandalo a cui era legato il pittore; al che il cardinale Borromeo, dopo aver acquistato lo spazio necessario per ampliare il palazzo dell'Ambrosiana, iniziò ad applicarsi per la creazione della nuova accademia, studiando i regolamenti e i programmi delle migliori scuole di belle arti dell'epoca, tra cui l'Accademia dei Carracci a Bologna, l'Accademia del Disegno di Firenze e la romana Accademia di San Luca. A fondazione avvenuta, programma abituale degli studenti era riprodurre, supervisionati dai maestri, parti di opere di vario tema a partire da dipinti, disegni e sculture originali con diversi tipi di tecniche e materiali:</text:p>
          </table:table-cell>
          <table:table-cell table:number-columns-repeated="16381" table:style-name="ce1"/>
        </table:table-row>
        <table:table-row table:style-name="ro1">
          <table:table-cell office:value-type="string" table:style-name="ce1">
            <text:p>Palazzo Dugnani</text:p>
          </table:table-cell>
          <table:table-cell office:value-type="string" table:style-name="ce1">
            <text:p>Palazzo Dugnani, Via Daniele Manin, Giardini Porta Venezia, Municipio 1, Milano, Lombardia, 20121, Italia</text:p>
          </table:table-cell>
          <table:table-cell office:value-type="string" table:style-name="ce1">
            <text:p><text:s/>Altre architetture civili Oltre a palazzo Clerici, il Tiepolo operò in molti altri cantieri milanesi dell'epoca. Un altro lavoro significativo dell'artista fu quello a Palazzo Dugnani; il palazzo presenta due facciate:</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Dugnani</text:p>
          </table:table-cell>
          <table:table-cell office:value-type="string" table:style-name="ce1">
            <text:p>Palazzo Dugnani, Via Daniele Manin, Giardini Porta Venezia, Municipio 1, Milano, Lombardia, 20121, Italia</text:p>
          </table:table-cell>
          <table:table-cell office:value-type="string" table:style-name="ce1">
            <text:p>La sua prima commissione milanese fu a Palazzo Archinto, in cui in cinque sale dipinse un ciclo per celebrare le nozze del committente, esplicitamente raffigurate nel fresco del Trionfo delle arti e delle scienze, andato distrutto dai bombardamenti della seconda guerra mondiale. Il pittore fu qualche anno dopo convocato in Palazzo Dugnani dove affresca i cicli delle Storie di Scipione e Apoteosi di Scipione, passando anche per una breve commissione religiosa della Gloria di San Bernardo in una cappella della chiesa di Sant'Ambrogio, per concludere la sua esperienza milanese con il capolavoro di Palazzo Clerici dell'affresco della Corsa del Carro del Sole a tema mitologico, a cui poi si ispirerà per la committenza del salone imperiale nella Residenza di Würzburg, anch'esso annoverato tra i capolavori del rococò. La presenza del Tiepolo fu così significativa da definire una "corrente tiepolesca", di cui il massimo esponente è Biagio Bellotti, con i suoi cicli pittorici a Palazzo Perego e Palazzo Sormani.</text:p>
          </table:table-cell>
          <table:table-cell table:number-columns-repeated="16381" table:style-name="ce1"/>
        </table:table-row>
        <table:table-row table:style-name="ro1">
          <table:table-cell office:value-type="string" table:style-name="ce1">
            <text:p>palazzo Durini</text:p>
          </table:table-cell>
          <table:table-cell office:value-type="string" table:style-name="ce1">
            <text:p>Palazzo Durini, Via Durini, Duomo, Municipio 1, Milano, Lombardia, 20122, Italia</text:p>
          </table:table-cell>
          <table:table-cell office:value-type="string" table:style-name="ce1">
            <text:p>Modifiche minori furono compiute nel palazzo Arcivescovile ad opera di Andrea Biffi, che terminò le sue modifiche nel cortile interno nel 1680. A pochi minuti di cammino dal palazzo Arcivescovile sorge palazzo Durini: commissionato nel 1645 dal mercante-banchiere Giovan Battista Durini, il progetto fu assegnato al Richini;</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Olivazzi</text:p>
          </table:table-cell>
          <table:table-cell office:value-type="string" table:style-name="ce1">
            <text:p>Palazzo Olivazzi Trivulzio, Via Alessandro Manzoni, Brera, Municipio 1, Milano, Lombardia, 20121, Italia</text:p>
          </table:table-cell>
          <table:table-cell office:value-type="string" table:style-name="ce1">
            <text:p>È tutt'oggi conservato il salone da ballo con gli affreschi a trompe l'eoil raffiguranti scene mitologiche di Nicola Bertuzzi. Altri palazzi barocchi dell'epoca, benché meno appariscenti all'esterno rispetto a quelli precedentemente citati, sono Palazzo Trivulzio, che si segnala per l'area in prossimità del portale d'ingresso in contrasto con la sobrietà del resto del palazzo e Palazzo Olivazzi, il cui portale d'ingresso è costituito da una sorta di nicchia gigante, costruita per agevolare l'ingresso delle carrozze, e per il trompe l'oeil nel cortile. <text:s/>Architetture religiose Nonostante la ripresa e il predominio delle residenze cittadine private, non è comunque da trascurare l'arte sacra del primo Settecento.</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Perego</text:p>
          </table:table-cell>
          <table:table-cell office:value-type="string" table:style-name="ce1">
            <text:p>Palazzo Leone da Perego, Corte Arcivescovile, San Magno, Legnano, Milano, Lombardia, 20025, Italia</text:p>
          </table:table-cell>
          <table:table-cell office:value-type="string" table:style-name="ce1">
            <text:p>Il pittore fu qualche anno dopo convocato in Palazzo Dugnani dove affresca i cicli delle Storie di Scipione e Apoteosi di Scipione, passando anche per una breve commissione religiosa della Gloria di San Bernardo in una cappella della chiesa di Sant'Ambrogio, per concludere la sua esperienza milanese con il capolavoro di Palazzo Clerici dell'affresco della Corsa del Carro del Sole a tema mitologico, a cui poi si ispirerà per la committenza del salone imperiale nella Residenza di Würzburg, anch'esso annoverato tra i capolavori del rococò. La presenza del Tiepolo fu così significativa da definire una "corrente tiepolesca", di cui il massimo esponente è Biagio Bellotti, con i suoi cicli pittorici a Palazzo Perego e Palazzo Sormani. Al pari della pittura di storia, mitologica e allegorica, si afferma così a Milano come in Lombardia una corrente di pittura di genere.</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Sormani</text:p>
          </table:table-cell>
          <table:table-cell office:value-type="string" table:style-name="ce1">
            <text:p>Palazzo Sormani, Via Francesco Sforza, Duomo, Municipio 1, Milano, Lombardia, 20122, Italia</text:p>
          </table:table-cell>
          <table:table-cell office:value-type="string" table:style-name="ce1">
            <text:p>il tutto si conclude su una ricca balaustra. <text:s/>Risalente al Seicento ma pesantemente rimaneggiato nella prima metà del Settecento è Palazzo Sormani, sede della biblioteca comunale centrale di Milano. Il palazzo ha due diverse facciate decorate;</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Sormani</text:p>
          </table:table-cell>
          <table:table-cell office:value-type="string" table:style-name="ce1">
            <text:p>Palazzo Sormani, Via Francesco Sforza, Duomo, Municipio 1, Milano, Lombardia, 20122, Italia</text:p>
          </table:table-cell>
          <table:table-cell office:value-type="string" table:style-name="ce1">
            <text:p>Il pittore fu qualche anno dopo convocato in Palazzo Dugnani dove affresca i cicli delle Storie di Scipione e Apoteosi di Scipione, passando anche per una breve commissione religiosa della Gloria di San Bernardo in una cappella della chiesa di Sant'Ambrogio, per concludere la sua esperienza milanese con il capolavoro di Palazzo Clerici dell'affresco della Corsa del Carro del Sole a tema mitologico, a cui poi si ispirerà per la committenza del salone imperiale nella Residenza di Würzburg, anch'esso annoverato tra i capolavori del rococò. La presenza del Tiepolo fu così significativa da definire una "corrente tiepolesca", di cui il massimo esponente è Biagio Bellotti, con i suoi cicli pittorici a Palazzo Perego e Palazzo Sormani. Al pari della pittura di storia, mitologica e allegorica, si afferma così a Milano come in Lombardia una corrente di pittura di genere.</text:p>
          </table:table-cell>
          <table:table-cell table:number-columns-repeated="16381" table:style-name="ce1"/>
        </table:table-row>
        <table:table-row table:style-name="ro1">
          <table:table-cell office:value-type="string" table:style-name="ce1">
            <text:p>Palazzo Trivulzio</text:p>
          </table:table-cell>
          <table:table-cell office:value-type="string" table:style-name="ce1">
            <text:p>Palazzo Trivulzio, Piazza Sant'Alessandro, Duomo, Municipio 1, Milano, Lombardia, 20123, Italia</text:p>
          </table:table-cell>
          <table:table-cell office:value-type="string" table:style-name="ce1">
            <text:p>È tutt'oggi conservato il salone da ballo con gli affreschi a trompe l'eoil raffiguranti scene mitologiche di Nicola Bertuzzi. Altri palazzi barocchi dell'epoca, benché meno appariscenti all'esterno rispetto a quelli precedentemente citati, sono Palazzo Trivulzio, che si segnala per l'area in prossimità del portale d'ingresso in contrasto con la sobrietà del resto del palazzo e Palazzo Olivazzi, il cui portale d'ingresso è costituito da una sorta di nicchia gigante, costruita per agevolare l'ingresso delle carrozze, e per il trompe l'oeil nel cortile. <text:s/>Architetture religiose Nonostante la ripresa e il predominio delle residenze cittadine private, non è comunque da trascurare l'arte sacra del primo Settecento.</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Visconti di Modrone</text:p>
          </table:table-cell>
          <table:table-cell office:value-type="string" table:style-name="ce1">
            <text:p>Palazzo Visconti di Modrone, Via Cino Del Duca, Duomo, Municipio 1, Milano, Lombardia, 20122, Italia</text:p>
          </table:table-cell>
          <table:table-cell office:value-type="string" table:style-name="ce1">
            <text:p>L'interno contiene ancora lo scalone monumentale in pietra e ospita la serie di dipinti rappresentanti Orfeo che incanta gli animali provenienti dalla collezione della famiglia Verri, tradizionalmente attribuiti a Giovanni Benedetto Castiglione, detto il Grechetto. Palazzo Visconti di Modrone fu commissionato nel 1715 dal conte spagnolo Giuseppe Bolagnos, la facciata presenta tre piani ed è scandita verticalmente da quattro lesene, è centrata sul portale rettangolare limitato da due colonne in granito che sorreggono una balconata in pietra. Come tipico nelle altre architetture dell'epoca, i vari piani presentano decorazioni per le finestre diverse per ogni piano, si segnalano in particolare quelle del piano nobile coronate da doppie volute, mentre all'ultimo piano alcune finestre presentano dei balconcini.</text:p>
          </table:table-cell>
          <table:table-cell office:value-type="string" table:style-name="ce1">
            <text:p>Si</text:p>
          </table:table-cell>
          <table:table-cell table:number-columns-repeated="16380" table:style-name="ce1"/>
        </table:table-row>
        <table:table-row table:style-name="ro1">
          <table:table-cell office:value-type="string" table:style-name="ce1">
            <text:p>piazza San Sepolcro</text:p>
          </table:table-cell>
          <table:table-cell office:value-type="string" table:style-name="ce1">
            <text:p>Piazza San Sepolcro, Duomo, Municipio 1, Milano, Lombardia, 20123, Italia</text:p>
          </table:table-cell>
          <table:table-cell office:value-type="string" table:style-name="ce1">
            <text:p>I lavori per il complesso cominciarono nel 1603: dopo aver acquistato e demolito un caseggiato nella zona di piazza San Sepolcro, i progetti del palazzo dell'Ambrosiana furono assegnati all'architetto Lelio Buzzi, che fece partire i lavori direttamente l'anno stesso; i lavori, che si protrassero tra varie modifiche fino al 1630, passarono di mano ad Alessandro Tesauro e infine a Fabio Mangone.</text:p>
          </table:table-cell>
          <table:table-cell office:value-type="string" table:style-name="ce1">
            <text:p>Si</text:p>
          </table:table-cell>
          <table:table-cell table:number-columns-repeated="16380" table:style-name="ce1"/>
        </table:table-row>
        <table:table-row table:style-name="ro1">
          <table:table-cell office:value-type="string" table:style-name="ce1">
            <text:p>Pinacoteca Ambrosiana</text:p>
          </table:table-cell>
          <table:table-cell office:value-type="string" table:style-name="ce1">
            <text:p>Pinacoteca Ambrosiana, 2, Piazza Pio Undicesimo, Duomo, Municipio 1, Milano, Lombardia, 20123, Italia</text:p>
          </table:table-cell>
          <table:table-cell office:value-type="string" table:style-name="ce1">
            <text:p>questo fu il primo passo per la creazione del vasto polo culturale e museale dell'Ambrosiana. La seconda struttura a fare la sua comparsa fu il Museo Ambrosiano, precursore dell'attuale Pinacoteca Ambrosiana, nel 1618, creato a partire dalla collezione privata di quadri, stampe, sculture e disegni di vario tipo del cardinale Borromeo: la collezione iniziale comprendeva 172 opere, di cui quasi la metà aveva come soggetto storie della tradizione cristiana o temi devozionali.</text:p>
          </table:table-cell>
          <table:table-cell office:value-type="string" table:style-name="ce1">
            <text:p>Si</text:p>
          </table:table-cell>
          <table:table-cell table:number-columns-repeated="16380" table:style-name="ce1"/>
        </table:table-row>
        <table:table-row table:style-name="ro1">
          <table:table-cell office:value-type="string" table:style-name="ce1">
            <text:p>Plutone</text:p>
          </table:table-cell>
          <table:table-cell office:value-type="string" table:style-name="ce1">
            <text:p>Via Plutone, Cascina Pariana, Pessano, Pessano con Bornago, Milano, Lombardia, 20042, Italia</text:p>
          </table:table-cell>
          <table:table-cell office:value-type="string" table:style-name="ce1">
            <text:p>Tra gli ambienti più belli si possono citare il salone centrale, o Sala degli specchi, adornato da specchiere dorate in stile rococò e affrescate con l'Apoteosi di un Litta di Giovanni Antonio Cucchi, il Salotto rosso, arredato con damaschi rosso porpora, affrescata a trompe l'oeil e con pavimenti a mosaico, il Salotto giallo che prende ancora il nome dal colori dei tessuti con cui è arredato l'ambiente e la Sala della duchessa ancora arredato dagli originali mobili di epoca barocca; sono presenti infine le Nozze di Plutone e Proserpina realizzato da Martin Knoller in un salone minore. Si segnalano infine il cortile dell'orologio, che prende nome dal caratteristico orologio presente, e la vecchia cappella privata dei Litta al pian terreno del palazzo, trasformata poi nel teatro tuttora in uso.</text:p>
          </table:table-cell>
          <table:table-cell office:value-type="string" table:style-name="ce1">
            <text:p>No</text:p>
          </table:table-cell>
          <table:table-cell table:number-columns-repeated="16380" table:style-name="ce1"/>
        </table:table-row>
        <table:table-row table:style-name="ro1">
          <table:table-cell office:value-type="string" table:style-name="ce1">
            <text:p>porta Venezia</text:p>
          </table:table-cell>
          <table:table-cell office:value-type="string" table:style-name="ce1">
            <text:p>Porta Venezia, Piazza Guglielmo Oberdan, Guastalla, Municipio 1, Milano, Lombardia, 20219, Italia</text:p>
          </table:table-cell>
          <table:table-cell office:value-type="string" table:style-name="ce1">
            <text:p>il palazzo presenta due facciate: quella esterna si presenta come più semplice e poco decorata, al contrario la facciata interna, che dà sui giardini di porta Venezia è decisamente più varia e articolata. Il palazzo, diviso in tre parti, presenta il corpo centrale arretrato rispetto alle due parti laterali, al cui pian terreno è presente un porticato e il piano superiore è composto da una loggia, coronata da una cimasa in pietra;</text:p>
          </table:table-cell>
          <table:table-cell office:value-type="string" table:style-name="ce1">
            <text:p>Si</text:p>
          </table:table-cell>
          <table:table-cell table:number-columns-repeated="16380" table:style-name="ce1"/>
        </table:table-row>
        <table:table-row table:style-name="ro1">
          <table:table-cell office:value-type="string" table:style-name="ce1">
            <text:p>Porta Vittoria</text:p>
          </table:table-cell>
          <table:table-cell office:value-type="string" table:style-name="ce1">
            <text:p>Porta Vittoria, Municipio 4, Milano, Lombardia, 20135, Italia</text:p>
          </table:table-cell>
          <table:table-cell office:value-type="string" table:style-name="ce1">
            <text:p>Il palazzo ha due diverse facciate decorate; il fronte verso corso di Porta Vittoria si deve a Francesco Croce: la facciata presenta al centro un portale ad arco sormontato da una balconata mistilenea, le finestre al pian terreno sono coronate da finestre a cornice ovale e al piano nobile da fastigi a motivo alternativamente triangola e curvilineo.</text:p>
          </table:table-cell>
          <table:table-cell office:value-type="string" table:style-name="ce1">
            <text:p>Si</text:p>
          </table:table-cell>
          <table:table-cell table:number-columns-repeated="16380"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Il primo Seicento inizia con la nomina a vescovo di Milano di Federico Borromeo nel 1595 in continuità con l'operato del cugino Carlo: in questa prima fase i principali esponenti della pittura milanese sono tre, Giovan Battista Crespi, detto il Cerano, Giulio Cesare Procaccini e Pier Francesco Mazzucchelli, detto il Morazzone. In questa prima fase l'evoluzione del nuovo stile barocco segue con continuità l'arte tardo manieristica diffusa a Milano ai tempi di Carlo Borromeo;</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In questa prima fase l'evoluzione del nuovo stile barocco segue con continuità l'arte tardo manieristica diffusa a Milano ai tempi di Carlo Borromeo; la formazione dei tre pittori avvenne infatti sui modelli del tardo manierismo toscano e romano per il Cerano e il Morazzone, mentre il Procaccini si formò su modelli emiliani. Dal punto di vista architettonico a dominare la scena sono le committenze religiose, giacché la dominazione spagnola badò più ad opere di utilità militare che non civile;</text:p>
          </table:table-cell>
          <table:table-cell table:number-columns-repeated="1638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text:s/>La seconda fase del barocco, che inizia indicativamente dopo i primi anni trenta del Seicento, parte dopo un breve intermezzo carico di significativi eventi: in primo luogo i principali interpreti del movimento scomparvero tra il 1625 (Giulio Cesare Procaccini) e il 1632 (il Cerano), a ciò si aggiunse la morte del cardinale Federico Borromeo, tra le maggiori figure del Seicento lombardo, e soprattutto la grande peste manzoniana, che dimezzò la popolazione della città, colpendo tra le migliaia di vittime la giovane promessa della pittura milanese Daniele Crespi, che tra l'altro porterà alla chiusura dell'Accademia Ambrosiana, fondata nel 1621 da Federico Borromeo per formare giovani artisti per la scuola milanese, in cui assunse i maggiori interpreti del primo barocco, su tutti il Cerano e Fabio Mangone, come insegnanti. La pittura nel secondo Seicento venne quindi completamente rinnovata nei suoi interpreti, vedendo l'operato dei fratelli Giuseppe e Carlo Francesco Nuvolone, Francesco Cairo, Giovan Battista Discepoli e altri;</text:p>
          </table:table-cell>
          <table:table-cell table:number-columns-repeated="1638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più curiosa invece era la passione del cardinale per i dipinti a carattere naturale come nature morte e paesaggi, per gran parte di artisti stranieri, nella cui categoria si possono includere poco meno del 30% delle opere. Attualmente di proprietà della pinacoteca, dell'epoca trattata si può citare la vasta collezione di pittura seicentesca lombarda, che comprende tele di Giulio Cesare Procaccini, Giuseppe Vermiglio, il Morazzone e Carlo Francesco Nuvolone, e la sezione di pittura fiamminga con opere di Paul Brill e Jan Brueghel il Vecchio. Terza ed ultima istituzione a fare la sua comparsa fu l'Accademia Ambrosiana nel 1620, una scuola di Belle Arti per la formazione di giovani artisti:</text:p>
          </table:table-cell>
          <table:table-cell table:number-columns-repeated="1638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Se questo metodo era diffuso in gran parte delle accademie, fu invece innovativa l'importanza data allo studio delle opere originali della galleria dell'accademia rese disponibili agli studenti in numero nettamente maggiore, e spesso di migliore qualità, rispetto alle scuole contemporanee, dove era abitudine usare copie, stampe o lavori realizzati dagli studenti stessi. Tra i maestri delle tre discipline, spiccano il Cerano per la pittura, Gian Andrea Biffi per la scultura e Fabio Mangone per l'architettura, mentre si ebbero delle collaborazioni con Camillo Procaccini e con il Morazzone; invece tra gli allievi si ricordano Melchiorre Gherardini, Francesco Morone, Ercole Procaccini il Giovane e Daniele Crespi, probabilmente il più dotato tra gli allievi dell'accademia.</text:p>
          </table:table-cell>
          <table:table-cell table:number-columns-repeated="1638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Tra i maestri delle tre discipline, spiccano il Cerano per la pittura, Gian Andrea Biffi per la scultura e Fabio Mangone per l'architettura, mentre si ebbero delle collaborazioni con Camillo Procaccini e con il Morazzone; invece tra gli allievi si ricordano Melchiorre Gherardini, Francesco Morone, Ercole Procaccini il Giovane e Daniele Crespi, probabilmente il più dotato tra gli allievi dell'accademia. La vita dell'accademia fu breve, e all'inizio degli anni trenta del Seicento l'esperienza poté dirsi conclusa, a causa della peste, che portò alla scomparsa di molti allievi e maestri, e soprattutto per la morte del cardinale Borromeo, anche se l'accademia non chiuse ufficialmente.</text:p>
          </table:table-cell>
          <table:table-cell table:number-columns-repeated="1638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e seppe inoltre anticipare il dinamismo dell'arte barocca, sempre con accurati studi sulla luce e con la pavimentazione nello spazio ottagonale con lastre di marmo bianche e nere disposte in maniera concentrica. I quattro altari della chiesa risalgono a dopo l'inaugurazione dell'edificio nel 1616, il primo in ordine cronologico è dedicato alla Morte di san Giuseppe (1625) e presenta una pala dell'episodio dipinto da Giulio Cesare Procaccini, mentre al 1630 risale la pala del Matrimonio della Vergine del Cerano, perduti sono invece gli affreschi di San Giuseppe di Giuseppe Vermiglio, frequentemente menzionati nelle guide settecentesche. Gli altri due altari, a fianco del presbiterio, risalgono al secondo Seicento milanese, e presentano la pala d'altare della Predica del Battista, attribuita dalla maggioranza dei critici a Giovanni Stefano Danedi, detto il Montalto, mentre l'ultima pala di Andrea Lanzani risale al 1675 raffigurante il Mistero della fuga in Egitto;</text:p>
          </table:table-cell>
          <table:table-cell table:number-columns-repeated="1638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l'affresco della cupola rappresenta la Gloria di tutti i santi (1696) e fu realizzato da Filippo Abbiati e Federico Bianchi, così come l'abside e il presbiterio, affrescati a tema di Episodi della vita di sant'Alessandro. Tutte e quattro le cappelle sono fittamente affrescate e decorate, tra cui si segnalano la tele dell'Assunzione di Maria e la pala Navità di Camillo Procaccini, e gli affreschi degli Angeli dei Fiammenghini, l'Adorazione dei magi del Moncalvo e infine la Decollazione del Battista su tela di Daniele Crespi. Da notare, in tema di arti applicate, i confessionali e il pulpito in legno o marmo intarsiato.</text:p>
          </table:table-cell>
          <table:table-cell table:number-columns-repeated="1638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Ai lati della navata sono presenti le cappelle: la cappella di S. Andrea Avellino ospita la pala d'altare dello Svenimento del Beato Andrea Avellino di Francesco Cairo ed è affrescata da Ercole Procaccini il Giovane e Filippo Abbiati; sempre a destra, la cappella della Vergine del Suffragio realizzata da Carlo Buzzi ospita il gruppo scultoreo del Cristo Morto di Giuseppe Rusnati.</text:p>
          </table:table-cell>
          <table:table-cell table:number-columns-repeated="1638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Sul transetto si possono osservate le tele del Morazzone, di Annibale e Ludovico Carracci, mentre la volta appare affrescata da Tanzio da Varallo. Sul lato sinistro, la terza cappella è ornata da tre tele di Giulio Cesare Procaccini, mentre la seconda, su progetto di Gerolamo Quadrio, contiene un altro ciclo scultoreo del Rusnati, e l'Estasi di san Gaetano su tela del Cerano. <text:s/>In via della Moscova, si trova la chiesa di Sant'Angelo, edificata in periodo tardomanierista, ma conclusa nel 1630.</text:p>
          </table:table-cell>
          <table:table-cell table:number-columns-repeated="1638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gli interventi barocchi più significativi si possono tuttavia vedere all'interno. Nelle cappelle laterali si segnalano le tele dell'Estasi di san Carlo Borromeo del Morazzone, lo Sposalizio della Vergine di Camillo Procaccini, e gli affreschi raffiguranti Storie di Sansone nella prima cappella sinistra completamente decorata da Panfilo Nuvolone, padre di Carlo Francesco. Sulle pareti del presbiterio e del coro sono dipinte le quattro Storie della Vergine di Simone Barabino e dall'Assunta di Camillo Procaccini;</text:p>
          </table:table-cell>
          <table:table-cell table:number-columns-repeated="1638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Nelle cappelle laterali si segnalano le tele dell'Estasi di san Carlo Borromeo del Morazzone, lo Sposalizio della Vergine di Camillo Procaccini, e gli affreschi raffiguranti Storie di Sansone nella prima cappella sinistra completamente decorata da Panfilo Nuvolone, padre di Carlo Francesco. Sulle pareti del presbiterio e del coro sono dipinte le quattro Storie della Vergine di Simone Barabino e dall'Assunta di Camillo Procaccini; di notevole interesse è infine la sacrestia che contiene la lunetta di Giulio Cesare Procaccini del Cristo morto pianto dagli angeli, considerato uno dei suoi migliori lavori.</text:p>
          </table:table-cell>
          <table:table-cell table:number-columns-repeated="1638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Sulle pareti del presbiterio e del coro sono dipinte le quattro Storie della Vergine di Simone Barabino e dall'Assunta di Camillo Procaccini; di notevole interesse è infine la sacrestia che contiene la lunetta di Giulio Cesare Procaccini del Cristo morto pianto dagli angeli, considerato uno dei suoi migliori lavori. Sempre al primo Seicento si possono menzionare la chiesa di Santa Maria Podone su disegno di Fabio Mangone e la chiesa di San Sisto.</text:p>
          </table:table-cell>
          <table:table-cell table:number-columns-repeated="1638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tali realizzazioni sono considerate tra le migliori prove dell'artista. Sono inoltre presenti nella chiesa le pale d'altare dell'Apparizione di Cristo a santa Caterina da Siena di Camillo Procaccini, e San Bruno tra sant'Ugo di Grenoble e san Carlo Borromeo del Genovesino. <text:s/>Pittura <text:s/>I protagonista della prima pittura barocca milanese sono, come già specificato, il Cerano, Giulio Cesare Procaccini e il Morazzone.</text:p>
          </table:table-cell>
          <table:table-cell table:number-columns-repeated="1638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Sono inoltre presenti nella chiesa le pale d'altare dell'Apparizione di Cristo a santa Caterina da Siena di Camillo Procaccini, e San Bruno tra sant'Ugo di Grenoble e san Carlo Borromeo del Genovesino. <text:s/>Pittura <text:s/>I protagonista della prima pittura barocca milanese sono, come già specificato, il Cerano, Giulio Cesare Procaccini e il Morazzone. Questi tre personaggi furono i principali autori dei cicli dei Quadroni di San Carlo, annoverati tra i maggiori cicli pittorici del primo barocco milanese.</text:p>
          </table:table-cell>
          <table:table-cell table:number-columns-repeated="1638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Il primo ciclo, realizzato tra il 1602 e il 1604, comprendeva venti teloni, a cui ne furono aggiunti alcuni successivamente, che spaziano dalla descrizione dell'attività pubblica del cardinale, come la diffusione delle dottrine della controriforma e le visite agli appestati, fino alla vita privata, come episodi di carità e penitenza; i quadri vedono l'opera dei già citati Cerano e Morazzone, a cui si aggiungono Paolo Camillo Landriani, detto il Duchino, Giovanni Battista della Rovere, detto il Fiammenghino, e altri minori come Carlo Antonio Procaccini, cugino del più famoso Giulio Cesare, e Domenico Pellegrini. Il secondo ciclo dei quadroni risale al 1610, a canonizzazione avvenuta e ha come tema i miracoli del santo:</text:p>
          </table:table-cell>
          <table:table-cell table:number-columns-repeated="1638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è composto da ventiquattro dipinti a tempera; il Cerano, Giulio Cesare Procaccini e il Duchino, ne realizzarono sei a testa, mentre gli altri furono realizzati da maestri minori, come Giorgio Noyes e Carlo Buzzi: alcune tele aggiuntive saranno commissionate verso la fine del Seicento.</text:p>
          </table:table-cell>
          <table:table-cell table:number-columns-repeated="1638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text:s/>Se i Quadroni di san Carlo nel complesso sono uno dei cicli pittorici più rappresentativi della prima arte barocca milanese, i critici spesso si dividono sull'uniformità della qualità delle realizzazioni: se le opere del Cerano sono lodate dalla critica per l'eccellente risultato, il Duchino e il Fiammenghino non riescono ad ottenere il medesimo consenso, per poi passare all'operato di Carlo Antonio Procaccini e di Domenico Pellegrini, le cui prove sono raramente ritenute della stessa qualità dei precedenti artisti. Capolavoro della pittura del Seicento lombardo è invece il quadro Martirio delle sante Rufina e Seconda, più conosciuto come il Quadro delle tre mani, in quanto realizzato in una collaborazione tra il Cerano, Giulio Cesare Procaccini e il Morazzone, ovvero i maggiori pittori dell'epoca.</text:p>
          </table:table-cell>
          <table:table-cell table:number-columns-repeated="16381"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se le opere del Cerano sono lodate dalla critica per l'eccellente risultato, il Duchino e il Fiammenghino non riescono ad ottenere il medesimo consenso, per poi passare all'operato di Carlo Antonio Procaccini e di Domenico Pellegrini, le cui prove sono raramente ritenute della stessa qualità dei precedenti artisti. Capolavoro della pittura del Seicento lombardo è invece il quadro Martirio delle sante Rufina e Seconda, più conosciuto come il Quadro delle tre mani, in quanto realizzato in una collaborazione tra il Cerano, Giulio Cesare Procaccini e il Morazzone, ovvero i maggiori pittori dell'epoca. Il quadro rappresenta il martirio di due giovani sorella nell'età della Roma imperiale e può essere idealmente diviso nelle tre parti in cui operarono i pittori:</text:p>
          </table:table-cell>
          <table:table-cell table:number-columns-repeated="16381"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Il quadro rappresenta il martirio di due giovani sorella nell'età della Roma imperiale e può essere idealmente diviso nelle tre parti in cui operarono i pittori: al centro è opera del Morazzone il carnefice con in mano uno spadone, i suoi assistenti e l'angioletto con la palma del martirio, il Procaccini si occupò sulla destra di santa Rufina e dell'angelo che porta lei conforto, al Cerano si deve la parte sinistra con il cavaliere, la santa Seconda già decapita e l'angelo che trattiene un cane, intento a lanciarsi sulla testa della santa. Analizzando la carriere e lo stile dei singoli artisti, si può affermare come il committente, Scipione Toso, affidò ciascuna delle parti del quadro a seconda dei temi e degli stili più congeniali ai pittori:</text:p>
          </table:table-cell>
          <table:table-cell table:number-columns-repeated="16381"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Analizzando la carriere e lo stile dei singoli artisti, si può affermare come il committente, Scipione Toso, affidò ciascuna delle parti del quadro a seconda dei temi e degli stili più congeniali ai pittori: se il Cerano fu particolarmente abile nell'imprimere un tono drammatico all'opera, il Procaccini fu capace di rappresentare adeguatamente la speranza cristiana, mentre il Morazzone si distinse per un carattere più energico e dinamico della sua rappresentazione. Infine, gli artisti sopracitati presero parte nella ristretta corrente della ritrattistica:</text:p>
          </table:table-cell>
          <table:table-cell table:number-columns-repeated="16381"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i progetti di rinnovo furono ancora una volta affidati al Richini e a Fabio Mangone, ai quali si deve la parte centrale della facciata e il grande portale barocco con timpano, fiancheggiato da nicchie con statue, e la rielaborazione del cortile principale con un doppio ordine di logge ad arco con decorazioni in marmo e cotto; ai lavori e ai disegni per i lavori presero parte anche artisti come Camillo Procaccini e del Cerano. Si cita infine il palazzo del Capitano di Giustizia, iniziato nel XVI secolo, subì moltissimi rimaneggiamenti e ampliamenti nel corso degli anni:</text:p>
          </table:table-cell>
          <table:table-cell table:number-columns-repeated="16381"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Nella navata centrale alla base della cupola il ciclo delle Storie della Passione di Daniele Crespi; nella navata destra la terza cappella ospita la tela di Giulio Cesare Procaccini raffigurante Cristo alla colonna, mentre la quinta cappella presenta le tele di Ester e Assuero e Madonna del Rosario tra san Domenico e santa Caterina da Siena di Giuseppe Nuvolone. Nella navata sinistra ospita le tele di Camillo Procaccini, datate 1610, con San Francesco riceve le stimmate e Cristo nell'orto degli ulivi, oltre che l'opera sempre su tela di Giuseppe Vermiglio Funerale di Thomas Beckett (1625);</text:p>
          </table:table-cell>
          <table:table-cell table:number-columns-repeated="16381"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nella navata destra la terza cappella ospita la tela di Giulio Cesare Procaccini raffigurante Cristo alla colonna, mentre la quinta cappella presenta le tele di Ester e Assuero e Madonna del Rosario tra san Domenico e santa Caterina da Siena di Giuseppe Nuvolone. Nella navata sinistra ospita le tele di Camillo Procaccini, datate 1610, con San Francesco riceve le stimmate e Cristo nell'orto degli ulivi, oltre che l'opera sempre su tela di Giuseppe Vermiglio Funerale di Thomas Beckett (1625); nella quarta cappella sono presenti la Madonna e i santi del Duchino, e la Flagellazione e Cristo dell'orto degli ulivi questa volta di Enea Salmeggia detto il Talpino;</text:p>
          </table:table-cell>
          <table:table-cell table:number-columns-repeated="16381"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Nel transetto destro si trova l'affresco Alessandro V istituisce l'ordine degli Agostiniani dei Fiammenghini, mentre nella cappella di Sant'Agostino si trovano delle tele di Federico Bianchi e Paolo Pagani; nelle pareti laterali del presbiterio si trovano tele di storie di Sant'Agostino del Cerano e di Camillo Procaccini, oltre agli affreschi del Genovesino e la pala d'altare di Sant'Agostino di Ercole Procaccini il Vecchio. Nel transetto sinistro si trovano autori successivi:</text:p>
          </table:table-cell>
          <table:table-cell table:number-columns-repeated="16381"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Nel transetto sinistro si trovano autori successivi: nella Cappella della Pietà, ai cui lati si trovano le tele di Antonio Busca ed Ercole Procaccini il Giovane, a cui si devono anche gli affreschi di Storia della Passione sull'arco di ingresso; all'interno sono presenti stucchi e affreschi del Montalto, mentre nella parete di fronte alla cappella sono presenti gli affreschi dell'Adorazione della sacra fascia e Sant'Agostino lava i piedi al Cristo in veste da pellegrino del Legnanino.</text:p>
          </table:table-cell>
          <table:table-cell table:number-columns-repeated="16381"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all'interno sono presenti stucchi e affreschi del Montalto, mentre nella parete di fronte alla cappella sono presenti gli affreschi dell'Adorazione della sacra fascia e Sant'Agostino lava i piedi al Cristo in veste da pellegrino del Legnanino. Nella navata sinistra è un Cristo appare a San Gerolamo che traduce le Sacre Scritture del Legnanino, Madonna e i Santi Pietro e Antonio di Camillo Procaccini e una Trasfigurazione di Giulio Cesare Procaccini. Si segnalano infine alcuni rimaneggiamenti di Gerolamo Quadrio nella chiesa di Santa Maria del Carmine tra il 1673 e il 1676 e il coro in noce di Carlo Garavaglia del 1645 in cui sono raffigurati Episodi della vita di san Bernardo all'abbazia di Chiaravalle.</text:p>
          </table:table-cell>
          <table:table-cell table:number-columns-repeated="16381"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Questi due pittori, assieme a Giuseppe Nuvolone furono in un costante confronto, scaturito da numerose collaborazioni in vari cantieri, su tutte quelle dei Sacri Monti lombardi, che porterà ad un'evoluzione della pittura sacra del primo Seicento, abbandonandone il linguaggio esclusivamente drammatico a favore di una maggiore varietà narrativa. A completare l'evoluzione della pittura milanese è Giovan Battista Discepoli, formatosi presso Camillo Procaccini, la sua pittura risente più dell'influsso del Morazzone: anch'egli mostra una forte evoluzione dello stile;</text:p>
          </table:table-cell>
          <table:table-cell table:number-columns-repeated="16381" table:style-name="ce1"/>
        </table:table-row>
        <table:table-row table:style-name="ro1">
          <table:table-cell office:value-type="string" table:style-name="ce1">
            <text:p>Procaccini</text:p>
          </table:table-cell>
          <table:table-cell office:value-type="string" table:style-name="ce1">
            <text:p>Via Giulio Cesare Procaccini, Sarpi, Municipio 8, Milano, Lombardia, 20154, Italia</text:p>
          </table:table-cell>
          <table:table-cell office:value-type="string" table:style-name="ce1">
            <text:p>Una summa dei maggiori interpreti dell'epoca appena citati poteva essere Palazzo Pagani, andato distrutto, in cui ai numerosi dipinti si aggiungevano gli affreschi del Legnanino nella Sala Grande. Di influenze più marcatamente lombarde fu invece Carlo Donelli, detto il Vimercati, allievo di Ercole Procaccini il Giovane che risentì in particolare dello stile di Daniele Crespi e del Morazzone. Più tardi, concluso il periodo a cavallo dei due secoli, si possono citare nella pittura mitologica e allegorica le figure di Giovan Battista Sassi, Pietro Antonio Magatti e Giovanni Angelo Borroni, di quest'ultimo si ricorda l'affresco Scena olimpica con ratto di Ganimede a Palazzo Clerici.</text:p>
          </table:table-cell>
          <table:table-cell table:number-columns-repeated="16381"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molte chiese preesistenti vennero completamente ricostruite e decorate in chiave barocca, ed altrettante edificate da nuovo: se lo stile barocco venne introdotto a Milano da Lorenzo Binago, altri due sono i principali architetti che all'epoca si divisero la scena, ovvero Fabio Mangone, dalle linee più classicheggianti e per questo spesso scelto per le commissioni da Federico Borromeo, e Francesco Maria Richini detto semplicemente il Richini, dalle linee più ispirate al primo barocco romano. Superato questo dualismo, il Richini rappresenta sicuramente la massima figura di architetto della Milano seicentesca, e per ritrovare una figura così prestigiosa nell'architettura milanese si dovrà aspettare fino all'avvento di Giuseppe Piermarini.</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se lo stile barocco venne introdotto a Milano da Lorenzo Binago, altri due sono i principali architetti che all'epoca si divisero la scena, ovvero Fabio Mangone, dalle linee più classicheggianti e per questo spesso scelto per le commissioni da Federico Borromeo, e Francesco Maria Richini detto semplicemente il Richini, dalle linee più ispirate al primo barocco romano. Superato questo dualismo, il Richini rappresenta sicuramente la massima figura di architetto della Milano seicentesca, e per ritrovare una figura così prestigiosa nell'architettura milanese si dovrà aspettare fino all'avvento di Giuseppe Piermarini. <text:s/>La seconda fase del barocco, che inizia indicativamente dopo i primi anni trenta del Seicento, parte dopo un breve intermezzo carico di significativi eventi:</text:p>
          </table:table-cell>
          <table:table-cell table:number-columns-repeated="16381"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in questo caso giocarono un ruolo fondamentale sia l'ormai chiusa Accademia Ambrosiana, che diede prima una certa continuità nello stile per poi riaprire alcuni anni, sia l'operato in alcuni cantieri di artisti provenienti dal resto d'Italia di scuola emiliana, genovese e veneta. L'architettura, con la scomparsa di Fabio Magone, vede l'operato di Francesco Richini, che restò quasi senza rivali nella sua produzione milanese, affiancato da interpreti minori come Gerolamo Quadrio e Carlo Buzzi. Grazie a quest'ultimo fatto, le realizzazioni di questo periodo ruppero completamente con le influenze manieristiche, per avvicinarsi ad un'esperienza marcatamente barocca, con influenze dalla scuola emiliana, genovese e romana.</text:p>
          </table:table-cell>
          <table:table-cell table:number-columns-repeated="16381"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L'attività dell'accademia vide una breve fase nella seconda metà del Seicento, per poi scemare di nuovo e chiudere definitivamente i battenti solo nel 1776. <text:s/>Chiesa di San Giuseppe La chiesa di San Giuseppe è considerato come uno degli edifici più rappresentativi del primo barocco lombardo, nonché uno dei capolavori del Richini: la chiesa rappresenta il punto di stacco con l'architettura manierista, e servì peraltro da prototipo per le chiese barocche nell'uso della pianta longitudinale, specialmente nel nord Italia e talvolta in Europa centrale.</text:p>
          </table:table-cell>
          <table:table-cell table:number-columns-repeated="16381"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la chiesa rappresenta il punto di stacco con l'architettura manierista, e servì peraltro da prototipo per le chiese barocche nell'uso della pianta longitudinale, specialmente nel nord Italia e talvolta in Europa centrale. Il progetto fu affidato dopo vari passaggi al Richini nel 1607, che per la prima volta si presentava come unico progettista di un edificio importante: il motivo di innovazione del progetto è l'utilizzo degli spazi, ovvero un'evoluzione della soluzione usata nella chiesa di Sant'Alessandro in Zebedia da Lorenzo Binago, suo maestro.</text:p>
          </table:table-cell>
          <table:table-cell table:number-columns-repeated="16381"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i due spazi sono uniti da un arco che spazialmente appartiene ad entrambi gli ambienti, creando una sorta di unione tra i due. Per la soluzione della colonne giganti sugli angoli, il Richini si ispirò alla chiesa di San Fedele di Pellegrino Tibaldi: l'evoluzione consiste nell'utilizzo della copertura a cupola anziché a vela con cui si allinea alle nuove tendenze del barocco romano, pur muovendosi in continuità con la tradizione lombarda, per cui l'architetto scelse un tiburio ottagonale.</text:p>
          </table:table-cell>
          <table:table-cell table:number-columns-repeated="16381"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Benché la facciata in quel periodo rappresentasse solo un preludio dell'edificio e quindi non fosse soggetta aglio stessi studi concessi agli interni, essa costituì uno dei modelli più utilizzati per le facciate di chiese barocche negli anni a seguire. All'interno i 2 spazi principali non assumono proporzioni e forme preponderanti l'uno rispetto all'altro, questo perché il Richini oltre a progettarli di simile grandezza, si preoccupò di fornire uguale illuminazione; e seppe inoltre anticipare il dinamismo dell'arte barocca, sempre con accurati studi sulla luce e con la pavimentazione nello spazio ottagonale con lastre di marmo bianche e nere disposte in maniera concentrica.</text:p>
          </table:table-cell>
          <table:table-cell table:number-columns-repeated="16381"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L'esempio maggiore di architettura civile dell'epoca è il Palazzo del Senato, commissionato nel 1608 da Federico Borromeo per ospitare il Collegio Elvetico: il progetto fu assegnato in origine a Fabio Mangone, ripresa vent'anni dopo dal Richini. Particolarità del palazzo è la parte centrale della facciata concava, ideata dal Richini, che si stacca dal più sobrio stile milanese, avvicinandosi ad un più decorato barocco romano, all'interno si trovano due cortili dalle forme più classicistiche del Mangone, definiti da un doppio ordine di logge architravate.</text:p>
          </table:table-cell>
          <table:table-cell table:number-columns-repeated="16381"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il progetto fu assegnato in origine a Fabio Mangone, ripresa vent'anni dopo dal Richini. Particolarità del palazzo è la parte centrale della facciata concava, ideata dal Richini, che si stacca dal più sobrio stile milanese, avvicinandosi ad un più decorato barocco romano, all'interno si trovano due cortili dalle forme più classicistiche del Mangone, definiti da un doppio ordine di logge architravate. Cominciato su ordine di Francesco Sforza, il cantiere per l'Ospedale maggiore del Filarete, da molti anni fermo, riaprì nel 1624 grazie ad un grande lascito di un privato:</text:p>
          </table:table-cell>
          <table:table-cell table:number-columns-repeated="16381"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Cominciato su ordine di Francesco Sforza, il cantiere per l'Ospedale maggiore del Filarete, da molti anni fermo, riaprì nel 1624 grazie ad un grande lascito di un privato: i progetti di rinnovo furono ancora una volta affidati al Richini e a Fabio Mangone, ai quali si deve la parte centrale della facciata e il grande portale barocco con timpano, fiancheggiato da nicchie con statue, e la rielaborazione del cortile principale con un doppio ordine di logge ad arco con decorazioni in marmo e cotto; ai lavori e ai disegni per i lavori presero parte anche artisti come Camillo Procaccini e del Cerano.</text:p>
          </table:table-cell>
          <table:table-cell table:number-columns-repeated="16381"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text:s/>L'altra realizzazione maggiore dell'epoca fu la chiesa di Santa Maria alla Porta, completamente ricostruita sulla vecchia chiesa risalente al XII secolo: il progetto fu inizialmente redatto da Francesco Maria Richini a partire dal 1652, per poi passare alla morte dell'architetto nel 1658 a Francesco Borromini che terminò il progetto, a cui si deve in particolare il portale maggiore. La facciata, piuttosto slanciata, si presenta divisa in due ordini, rispettivamente ionico e corinzio, uniti da volute e che si concludono con un timpano sul quale sono collocate le statue della Vergine e di due Angeli;</text:p>
          </table:table-cell>
          <table:table-cell table:number-columns-repeated="16381"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text:s/>Architetture civili Benché la seconda metà del Seicento milanese veda un crescente interesse di architetture civili rispetto alla prima metà del secolo, il predominio dell'arte religiosa non venne meno, specie considerando che molti palazzi ebbero comunque una committenza religiosa. Di commissione religiosa si può trovare il Seminario Arcivescovile, in particolare il l'ingresso, perfetto esempio di portale barocco, fu disegnato dal Richini nel 1652: costituito da un bugnato liscio e coronato da un architrave trapezoidale, ai lati presenta due cariatidi rappresentanti la Speranza e la Carità.</text:p>
          </table:table-cell>
          <table:table-cell table:number-columns-repeated="16381"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A pochi minuti di cammino dal palazzo Arcivescovile sorge palazzo Durini: commissionato nel 1645 dal mercante-banchiere Giovan Battista Durini, il progetto fu assegnato al Richini; il palazzo è uno dei maggiori esempi di edilizia seicentesca della città.</text:p>
          </table:table-cell>
          <table:table-cell table:number-columns-repeated="16381"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sempre al piano nobile si possono ammirare i soffitti lignei intagliati provenienti dal demolito palazzo Arnaboldi. <text:s/>Ultimato nel quarto decennio del Seicento, palazzo Annoni fu costruito ancora una volta su progetto di Filippo Maria Richini; la facciata, ornata al piano terra con uno zoccolo di bugnato, è centrata sul portone di ingresso inserito tra due colonne aggettanti di ordine ionico che sorreggono il balcone del piano nobile, al piano superiore i finestroni con frontoni alternativamente triangolari o curvilinei presentano delle balaustre, la facciata è infine delimitata da lesene in bugnato.</text:p>
          </table:table-cell>
          <table:table-cell table:number-columns-repeated="16381"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text:s/>Palazzo Litta Palazzo Litta rappresenta, assieme al Palazzo Clerici, il miglior esempio di architettura barocca settecentesca della città. Edificato nel Seicento, assegnato ancora una volta il progetto al Richini, fu completato solo nel 1752 a cui si deve l'imponente facciata su progetto di Bartolomeo Bolli. Il palazzo è composto da tre corpi:</text:p>
          </table:table-cell>
          <table:table-cell table:number-columns-repeated="16381" table:style-name="ce1"/>
        </table:table-row>
        <table:table-row table:style-name="ro1">
          <table:table-cell office:value-type="string" table:style-name="ce1">
            <text:p>Richini</text:p>
          </table:table-cell>
          <table:table-cell office:value-type="string" table:style-name="ce1">
            <text:p>Richini, Largo Francesco Richini, Duomo, Municipio 1, Milano, Lombardia, 20122, Italia</text:p>
          </table:table-cell>
          <table:table-cell office:value-type="string" table:style-name="ce1">
            <text:p>la realizzazione di tale fastigio è talvolta attribuita alle maestranze della Fabbrica del Duomo, all'epoca disoccupati, di Elia Vincenzo Buzzi, Carlo Domenico Pozzo e Giuseppe Perego. <text:s/>Passando l'ingresso ci si trova nel cortile principale di gusto seicentesco, attribuito al Richini, si presenta a pianta quadrata racchiuso su tutti i quattro i lati da portici a volta a botte, sorretti da colonne architravate in granito decorate da capitelli con festoni; proseguendo a sinistra si accede allo scalone monumentale "a tenaglia", realizzato da Carlo Giuseppe Merlo nel 1750 in granito rosa di Baveno con parapetto in marmo rosso di Arzo e marmo nero di Varenna.</text:p>
          </table:table-cell>
          <table:table-cell table:number-columns-repeated="16381" table:style-name="ce1"/>
        </table:table-row>
        <table:table-row table:style-name="ro1">
          <table:table-cell office:value-type="string" table:style-name="ce1">
            <text:p>Rotonda della Besana</text:p>
          </table:table-cell>
          <table:table-cell office:value-type="string" table:style-name="ce1">
            <text:p>Rotonda della Besana, Via San Barnaba, Guastalla, Municipio 1, Milano, Lombardia, 20122, Italia</text:p>
          </table:table-cell>
          <table:table-cell office:value-type="string" table:style-name="ce1">
            <text:p>sopra l'altare maggiore settecentesco è posto una complesso di sculture di Angeli in marmo di Carrara e una tela di fine Cinquecento di Giovanni Battista Trotti raffiguranti Gesù Cristo e Maria Maddalena. Ad uso dell'ospedale maggiore, fu invece eretta la chiesa di San Michele ai Nuovi Sepolcri assieme al complesso della Rotonda della Besana, che per circa ottant'anni servì da luogo di sepoltura del complesso ospedaliero milanese. All'esterno le mura con mattoni a vista seguono una curiosa forma quadrilobata, da cui il nome rotonda, al cui centro si trova la chiesa cimiteriale a croce greca, con una cupola nascosta dal tiburio ottagonale, su progetto di Francesco Croce:</text:p>
          </table:table-cell>
          <table:table-cell office:value-type="string" table:style-name="ce1">
            <text:p>Si</text:p>
          </table:table-cell>
          <table:table-cell table:number-columns-repeated="16380" table:style-name="ce1"/>
        </table:table-row>
        <table:table-row table:style-name="ro1">
          <table:table-cell office:value-type="string" table:style-name="ce1">
            <text:p>San Bernardino alle Ossa</text:p>
          </table:table-cell>
          <table:table-cell office:value-type="string" table:style-name="ce1">
            <text:p>Chiesa di San Bernardino alle Ossa, Via San Bernardino, Duomo, Municipio 1, Milano, Lombardia, 20122, Italia</text:p>
          </table:table-cell>
          <table:table-cell office:value-type="string" table:style-name="ce1">
            <text:p>Risale al 1753 l'altare maggiore dalle forme monumentali dell'architetto Giuseppe Buzzi di Viggiù, fatto di marmi policromi. <text:s/>Celebre più per la sua particolarità che per il valore artistico, la chiesa di San Bernardino alle Ossa vide il suo completamento nel 1750 su progetto dell'architetto Carlo Giuseppe Merlo, che pensò una struttura a pianta centrale coronata da una cupola ottagonale: la chiesa è ad una sola navata e presenta due cappelle dedicate a santa Maria Maddalena e santa Rosalia, entrambe decorate con altari in marmo.</text:p>
          </table:table-cell>
          <table:table-cell office:value-type="string" table:style-name="ce1">
            <text:p>Si</text:p>
          </table:table-cell>
          <table:table-cell table:number-columns-repeated="16380" table:style-name="ce1"/>
        </table:table-row>
        <table:table-row table:style-name="ro1">
          <table:table-cell office:value-type="string" table:style-name="ce1">
            <text:p>San Bernardino alle Ossa</text:p>
          </table:table-cell>
          <table:table-cell office:value-type="string" table:style-name="ce1">
            <text:p>Chiesa di San Bernardino alle Ossa, Via San Bernardino, Duomo, Municipio 1, Milano, Lombardia, 20122, Italia</text:p>
          </table:table-cell>
          <table:table-cell office:value-type="string" table:style-name="ce1">
            <text:p>Deve essere considerata a sé stante l'esperienza milanese di Sebastiano Ricci, dove poté incontrare e confrontarsi con Alessandro Magnasco: del Ricci si ricorda in particolare la Gloria delle anime purganti di San Bernardino alle Ossa in cui si osserva l'influenza del correggismo del Baciccio. Una summa dei maggiori interpreti dell'epoca appena citati poteva essere Palazzo Pagani, andato distrutto, in cui ai numerosi dipinti si aggiungevano gli affreschi del Legnanino nella Sala Grande.</text:p>
          </table:table-cell>
          <table:table-cell table:number-columns-repeated="16381" table:style-name="ce1"/>
        </table:table-row>
        <table:table-row table:style-name="ro1">
          <table:table-cell office:value-type="string" table:style-name="ce1">
            <text:p>San Bruno</text:p>
          </table:table-cell>
          <table:table-cell office:value-type="string" table:style-name="ce1">
            <text:p>Cascina San Bruno, Campagna, San Colombano al Lambro, Milano, Lombardia, 27013, Italia</text:p>
          </table:table-cell>
          <table:table-cell office:value-type="string" table:style-name="ce1">
            <text:p>tali realizzazioni sono considerate tra le migliori prove dell'artista. Sono inoltre presenti nella chiesa le pale d'altare dell'Apparizione di Cristo a santa Caterina da Siena di Camillo Procaccini, e San Bruno tra sant'Ugo di Grenoble e san Carlo Borromeo del Genovesino. <text:s/>Pittura <text:s/>I protagonista della prima pittura barocca milanese sono, come già specificato, il Cerano, Giulio Cesare Procaccini e il Morazzone.</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santa Seconda</text:p>
          </table:table-cell>
          <table:table-cell office:value-type="string" table:style-name="ce1">
            <text:p>Strada Seconda, Milano San Felice, Segrate, Milano, Lombardia, 20096, Italia</text:p>
          </table:table-cell>
          <table:table-cell office:value-type="string" table:style-name="ce1">
            <text:p>Il quadro rappresenta il martirio di due giovani sorella nell'età della Roma imperiale e può essere idealmente diviso nelle tre parti in cui operarono i pittori: al centro è opera del Morazzone il carnefice con in mano uno spadone, i suoi assistenti e l'angioletto con la palma del martirio, il Procaccini si occupò sulla destra di santa Rufina e dell'angelo che porta lei conforto, al Cerano si deve la parte sinistra con il cavaliere, la santa Seconda già decapita e l'angelo che trattiene un cane, intento a lanciarsi sulla testa della santa. Analizzando la carriere e lo stile dei singoli artisti, si può affermare come il committente, Scipione Toso, affidò ciascuna delle parti del quadro a seconda dei temi e degli stili più congeniali ai pittori:</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Scuole Palatine</text:p>
          </table:table-cell>
          <table:table-cell office:value-type="string" table:style-name="ce1">
            <text:p>Scuole Palatine, Piazza dei Mercanti, Duomo, Municipio 1, Milano, Lombardia, 20121, Italia</text:p>
          </table:table-cell>
          <table:table-cell office:value-type="string" table:style-name="ce1">
            <text:p>fu così che iniziò un lungo duello di ristrutturazioni e lavori dei palazzi volto a definire chi delle due famiglie fosse più ricca e potente. Di pubblica utilità fu destinato il palazzo delle Scuole Palatine, che fu edificato sull'area di un palazzo andato in fiamme: i lavori partirono 1644 su progetto di Carlo Buzzi, che per la facciata riprese la struttura del palazzo dei Giureconsulti.</text:p>
          </table:table-cell>
          <table:table-cell office:value-type="string" table:style-name="ce1">
            <text:p>Si</text:p>
          </table:table-cell>
          <table:table-cell table:number-columns-repeated="16380" table:style-name="ce1"/>
        </table:table-row>
        <table:table-row table:style-name="ro1">
          <table:table-cell office:value-type="string" table:style-name="ce1">
            <text:p>Speranza</text:p>
          </table:table-cell>
          <table:table-cell office:value-type="string" table:style-name="ce1">
            <text:p>Speranza, Viale delle Rimembranze di Lambrate, Lambrate, Municipio 3, Milano, Lombardia, 20134, Italia</text:p>
          </table:table-cell>
          <table:table-cell office:value-type="string" table:style-name="ce1">
            <text:p>Di commissione religiosa si può trovare il Seminario Arcivescovile, in particolare il l'ingresso, perfetto esempio di portale barocco, fu disegnato dal Richini nel 1652: costituito da un bugnato liscio e coronato da un architrave trapezoidale, ai lati presenta due cariatidi rappresentanti la Speranza e la Carità. Ad uso delle scuole dei Barnabiti fu invece costruito il Collegio di Sant'Alessandro, costruito su disegno di Lorenzo Binago fu realizzato tra il 1663 e il 1684;</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Speranza</text:p>
          </table:table-cell>
          <table:table-cell office:value-type="string" table:style-name="ce1">
            <text:p>Speranza, Viale delle Rimembranze di Lambrate, Lambrate, Municipio 3, Milano, Lombardia, 20134, Italia</text:p>
          </table:table-cell>
          <table:table-cell office:value-type="string" table:style-name="ce1">
            <text:p>il primo piano presenta tre portali sormontati da fastigi o finestre ellittiche, ed è scandito da otto lesene corinzie. L'ordine superiore presenta ai lati due terrazzi con balustre che sorreggono due statue della Fede e della Speranza; al centro è presente un finestrone fastosamente decorato, sormontato da uno stemma recante il motto "CHARITAS" del santo titolare della chiesa.</text:p>
          </table:table-cell>
          <table:table-cell table:number-columns-repeated="16381" table:style-name="ce1"/>
        </table:table-row>
        <table:table-row table:style-name="ro1">
          <table:table-cell office:value-type="string" table:style-name="ce1">
            <text:p>Stato</text:p>
          </table:table-cell>
          <table:table-cell office:value-type="string" table:style-name="ce1">
            <text:p>Parco Materiali Ferrovie dello Stato, Cassano d'Adda, Milano, Lombardia, Italia</text:p>
          </table:table-cell>
          <table:table-cell office:value-type="string" table:style-name="ce1">
            <text:p><text:s/>Il Settecento Il Settecento segna una svolta nell'arte e nell'architettura milanese: storicamente segna il passaggio del ducato sotto il dominio degli austriaci, sotto i quali le arti passarono dal servizio di committenze religiose al patriziato e successivamente allo Stato. Si assiste quindi ad una diminuzione della produzione artistica religiosa a vantaggio di quella civile.</text:p>
          </table:table-cell>
          <table:table-cell office:value-type="string" table:style-name="ce1">
            <text:p>No</text:p>
          </table:table-cell>
          <table:table-cell table:number-columns-repeated="16380" table:style-name="ce1"/>
        </table:table-row>
        <table:table-row table:style-name="ro1">
          <table:table-cell office:value-type="string" table:style-name="ce1">
            <text:p>Stato</text:p>
          </table:table-cell>
          <table:table-cell office:value-type="string" table:style-name="ce1">
            <text:p>Parco Materiali Ferrovie dello Stato, Cassano d'Adda, Milano, Lombardia, Italia</text:p>
          </table:table-cell>
          <table:table-cell office:value-type="string" table:style-name="ce1">
            <text:p>Si assiste quindi ad una diminuzione della produzione artistica religiosa a vantaggio di quella civile. Questo periodo, pur contenendo le forme più mature ed esuberanti del barocco milanese, rappresenta una sorta di prodromo della stagione neoclassica milanese, in cui l'arte e l'architettura passarono definitivamente ai servizi della cosa pubblica e dello Stato. <text:s/>Palazzo Litta Palazzo Litta rappresenta, assieme al Palazzo Clerici, il miglior esempio di architettura barocca settecentesca della città.</text:p>
          </table:table-cell>
          <table:table-cell table:number-columns-repeated="16381" table:style-name="ce1"/>
        </table:table-row>
        <table:table-row table:style-name="ro1">
          <table:table-cell office:value-type="string" table:style-name="ce1">
            <text:p>Zebedia</text:p>
          </table:table-cell>
          <table:table-cell office:value-type="string" table:style-name="ce1">
            <text:p>Via Zebedia, Duomo, Municipio 1, Milano, Lombardia, 20122, Italia</text:p>
          </table:table-cell>
          <table:table-cell office:value-type="string" table:style-name="ce1">
            <text:p>Il progetto fu affidato dopo vari passaggi al Richini nel 1607, che per la prima volta si presentava come unico progettista di un edificio importante: il motivo di innovazione del progetto è l'utilizzo degli spazi, ovvero un'evoluzione della soluzione usata nella chiesa di Sant'Alessandro in Zebedia da Lorenzo Binago, suo maestro. La pianta, longitudinale, è formata dalla fusione di due spazi a pianta centrale:</text:p>
          </table:table-cell>
          <table:table-cell office:value-type="string" table:style-name="ce1">
            <text:p>No</text:p>
          </table:table-cell>
          <table:table-cell office:value-type="string" table:style-name="ce1">
            <text:p>Errore nel riconoscimento dell'entità come un luogo</text:p>
          </table:table-cell>
          <table:table-cell table:number-columns-repeated="16379"/>
        </table:table-row>
        <table:table-row table:style-name="ro1">
          <table:table-cell office:value-type="string" table:style-name="ce1">
            <text:p>Zebedia</text:p>
          </table:table-cell>
          <table:table-cell office:value-type="string" table:style-name="ce1">
            <text:p>Via Zebedia, Duomo, Municipio 1, Milano, Lombardia, 20122, Italia</text:p>
          </table:table-cell>
          <table:table-cell office:value-type="string" table:style-name="ce1">
            <text:p>Sempre nel tardo Seicento vennero registrate le opere di ebanisteria di Giuseppe Garavaglia, figlio del più celebre Carlo, che però furono in gran parte perdute negli anni, di cui rimane solo la cantoria e la facciata dell'organo. <text:s/>Altre architetture religiose Una delle prime chiese milanesi in stile barocco fu la chiesa di Sant'Alessandro in Zebedia, i cui progetti di Lorenzo Binago furono approvati nel 1601: i cantieri si conclusero definitivamente nel 1710 con la costruzione del campanile sinistro.</text:p>
          </table:table-cell>
          <table:table-cell table:number-columns-repeated="16381" table:style-name="ce1"/>
        </table:table-row>
        <table:table-row table:style-name="ro1">
          <table:table-cell office:value-type="string" table:style-name="ce1">
            <text:p>Zebedia</text:p>
          </table:table-cell>
          <table:table-cell office:value-type="string" table:style-name="ce1">
            <text:p>Via Zebedia, Duomo, Municipio 1, Milano, Lombardia, 20122, Italia</text:p>
          </table:table-cell>
          <table:table-cell office:value-type="string" table:style-name="ce1">
            <text:p>ai lati estremi sono presenti due nicchie tipicamente barocche, mentre gli altri tre spazi scanditi dalle paraste son decorati con altorilievi raffiguranti la Flagellazione, la Coronazione di spine e la Deposizione; da notare la similitudine con la chiesa di Sant'Alessandro in Zebedia nei putti posti ai lati della facciata. Le decorazioni all'interno risalgono in gran parte al primo Seicento.</text:p>
          </table:table-cell>
          <table:table-cell table:number-columns-repeated="16381" table:style-name="ce1"/>
        </table:table-row>
        <table:table-row table:number-rows-repeated="2" table:style-name="ro1">
          <table:table-cell table:number-columns-repeated="16384"/>
        </table:table-row>
        <table:table-row table:style-name="ro1">
          <table:table-cell office:value-type="string" table:style-name="ce1">
            <text:p>Risultati:<text:s/></text:p>
          </table:table-cell>
          <table:table-cell office:value-type="float" office:value="28" table:formula="of:=COUNTIF([.D2:.D137]; &quot;Si&quot;)" table:style-name="ce1">
            <text:p>28</text:p>
          </table:table-cell>
          <table:table-cell office:value-type="float" office:value="49" table:formula="of:=COUNTA([.$D$2:.$D$137])" table:style-name="ce1">
            <text:p>49</text:p>
          </table:table-cell>
          <table:table-cell table:number-columns-repeated="16381" table:style-name="ce1"/>
        </table:table-row>
        <table:table-row table:number-rows-repeated="1048436" table:style-name="ro1">
          <table:table-cell table:number-columns-repeated="16384"/>
        </table:table-row>
      </table:table>
      <table:table table:name="Foglio1" table:style-name="ta2">
        <table:table-column table:style-name="co6" table:number-columns-repeated="16384" table:default-cell-style-name="ce1"/>
        <table:table-row table:number-rows-repeated="1048576" table:style-name="ro1">
          <table:table-cell table:number-columns-repeated="16384"/>
        </table:table-row>
      </table:table>
      <table:database-ranges>
        <table:database-range table:target-range-address="Barocco_a_Milano.A1:Barocco_a_Milano.E137" table:name="Barocco_a_Milano" table:display-filter-buttons="true" table:on-update-keep-size="false" table:on-update-keep-styles="true" table:refresh-delay="false">
          <table:database-source-sql table:database-name="Provider=Microsoft.Mashup.OleDb.1;Data Source=$Workbook$;Location=&quot;Barocco a Milano&quot;;Extended Properties=&quot;&quot;" table:sql-statement="SELECT * FROM [Barocco a Milano]"/>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128525</meta:initial-creator>
    <dc:creator>128525</dc:creator>
    <meta:creation-date>2022-07-16T13:08:56Z</meta:creation-date>
    <dc:date>2022-07-24T14:25:18Z</dc:date>
  </office:meta>
</office:document-meta>
</file>